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3b05" officeooo:paragraph-rsid="00013b05"/>
    </style:style>
    <style:style style:name="P2" style:family="paragraph" style:parent-style-name="Standard">
      <style:paragraph-properties fo:text-align="start" style:justify-single-word="false"/>
      <style:text-properties officeooo:rsid="00013b05" officeooo:paragraph-rsid="00013b05"/>
    </style:style>
    <style:style style:name="P3" style:family="paragraph" style:parent-style-name="Standard">
      <style:text-properties officeooo:rsid="00013b05" officeooo:paragraph-rsid="001f3ea3"/>
    </style:style>
    <style:style style:name="P4" style:family="paragraph" style:parent-style-name="Standard">
      <style:text-properties officeooo:rsid="00016a53" officeooo:paragraph-rsid="00013b05"/>
    </style:style>
    <style:style style:name="P5" style:family="paragraph" style:parent-style-name="Standard">
      <style:text-properties officeooo:rsid="00016a53" officeooo:paragraph-rsid="00016a53"/>
    </style:style>
    <style:style style:name="P6" style:family="paragraph" style:parent-style-name="Standard">
      <style:text-properties officeooo:rsid="00016a53" officeooo:paragraph-rsid="005f648c"/>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033860" officeooo:paragraph-rsid="00033860" style:font-weight-asian="bold" style:font-weight-complex="bold"/>
    </style:style>
    <style:style style:name="P9" style:family="paragraph" style:parent-style-name="Standard">
      <style:text-properties fo:font-size="16pt" fo:font-weight="bold" officeooo:rsid="00016a53" officeooo:paragraph-rsid="00016a53" style:font-size-asian="16pt" style:font-weight-asian="bold" style:font-size-complex="16pt" style:font-weight-complex="bold"/>
    </style:style>
    <style:style style:name="P10" style:family="paragraph" style:parent-style-name="Standard">
      <style:text-properties officeooo:rsid="00033860" officeooo:paragraph-rsid="00033860"/>
    </style:style>
    <style:style style:name="P11" style:family="paragraph" style:parent-style-name="Standard">
      <style:text-properties officeooo:rsid="00033860" officeooo:paragraph-rsid="000fd212"/>
    </style:style>
    <style:style style:name="P12" style:family="paragraph" style:parent-style-name="Standard">
      <style:text-properties officeooo:rsid="00033860" officeooo:paragraph-rsid="0010ea36"/>
    </style:style>
    <style:style style:name="P13" style:family="paragraph" style:parent-style-name="Standard">
      <style:paragraph-properties style:line-height-at-least="0.1583in"/>
      <style:text-properties officeooo:rsid="00033860"/>
    </style:style>
    <style:style style:name="P14" style:family="paragraph" style:parent-style-name="Standard">
      <style:text-properties fo:font-size="14pt" fo:font-weight="bold" officeooo:rsid="00033860" officeooo:paragraph-rsid="00033860" style:font-size-asian="14pt" style:font-weight-asian="bold" style:font-size-complex="14pt" style:font-weight-complex="bold"/>
    </style:style>
    <style:style style:name="P15" style:family="paragraph" style:parent-style-name="Standard">
      <style:text-properties fo:font-size="14pt" fo:font-weight="bold" officeooo:rsid="001e0f3b" officeooo:paragraph-rsid="001e0f3b" style:font-size-asian="14pt" style:font-weight-asian="bold" style:font-size-complex="14pt" style:font-weight-complex="bold"/>
    </style:style>
    <style:style style:name="P16" style:family="paragraph" style:parent-style-name="Standard">
      <style:text-properties fo:font-size="14pt" fo:font-weight="bold" officeooo:rsid="001e0f3b" officeooo:paragraph-rsid="001f5339" style:font-size-asian="14pt" style:font-weight-asian="bold" style:font-size-complex="14pt" style:font-weight-complex="bold"/>
    </style:style>
    <style:style style:name="P17" style:family="paragraph" style:parent-style-name="Standard">
      <style:text-properties fo:font-size="14pt" fo:font-weight="bold" officeooo:rsid="001e0f3b" officeooo:paragraph-rsid="004112e8" style:font-size-asian="14pt" style:font-weight-asian="bold" style:font-size-complex="14pt" style:font-weight-complex="bold"/>
    </style:style>
    <style:style style:name="P18" style:family="paragraph" style:parent-style-name="Standard">
      <style:text-properties officeooo:rsid="0006a68a" officeooo:paragraph-rsid="00033860"/>
    </style:style>
    <style:style style:name="P19" style:family="paragraph" style:parent-style-name="Standard">
      <style:text-properties officeooo:paragraph-rsid="0006a68a"/>
    </style:style>
    <style:style style:name="P20" style:family="paragraph" style:parent-style-name="Standard">
      <style:text-properties fo:font-size="12pt" fo:font-weight="bold" officeooo:rsid="00033860" officeooo:paragraph-rsid="001f3ea3" style:font-size-asian="12pt" style:font-weight-asian="bold" style:font-size-complex="12pt" style:font-weight-complex="bold"/>
    </style:style>
    <style:style style:name="P21" style:family="paragraph" style:parent-style-name="Standard">
      <style:text-properties fo:font-size="12pt" fo:font-weight="bold" officeooo:rsid="00033860" officeooo:paragraph-rsid="001f5339" style:font-size-asian="12pt" style:font-weight-asian="bold" style:font-size-complex="12pt" style:font-weight-complex="bold"/>
    </style:style>
    <style:style style:name="P22" style:family="paragraph" style:parent-style-name="Standard">
      <style:text-properties fo:font-size="12pt" fo:font-weight="bold" officeooo:rsid="00033860" officeooo:paragraph-rsid="004112e8" style:font-size-asian="12pt" style:font-weight-asian="bold" style:font-size-complex="12pt" style:font-weight-complex="bold"/>
    </style:style>
    <style:style style:name="P23" style:family="paragraph" style:parent-style-name="Standard">
      <style:text-properties fo:font-size="12pt" fo:font-weight="bold" officeooo:rsid="00033860" officeooo:paragraph-rsid="0062eb70" style:font-size-asian="12pt" style:font-weight-asian="bold" style:font-size-complex="12pt" style:font-weight-complex="bold"/>
    </style:style>
    <style:style style:name="P24" style:family="paragraph" style:parent-style-name="Standard">
      <style:text-properties fo:font-size="12pt" fo:font-weight="bold" officeooo:rsid="003a83b4" officeooo:paragraph-rsid="003a83b4" style:font-size-asian="12pt" style:font-weight-asian="bold" style:font-size-complex="12pt" style:font-weight-complex="bold"/>
    </style:style>
    <style:style style:name="P25" style:family="paragraph" style:parent-style-name="Standard">
      <style:text-properties fo:font-size="12pt" fo:font-weight="bold" officeooo:rsid="0053fa65" officeooo:paragraph-rsid="0053fa65" style:font-size-asian="12pt" style:font-weight-asian="bold" style:font-size-complex="12pt" style:font-weight-complex="bold"/>
    </style:style>
    <style:style style:name="P26" style:family="paragraph" style:parent-style-name="Standard">
      <style:text-properties fo:font-size="12pt" fo:font-weight="bold" officeooo:rsid="000fd212" officeooo:paragraph-rsid="001f5339" style:font-size-asian="12pt" style:font-weight-asian="bold" style:font-size-complex="12pt" style:font-weight-complex="bold"/>
    </style:style>
    <style:style style:name="P27" style:family="paragraph" style:parent-style-name="Standard">
      <style:text-properties fo:font-size="12pt" officeooo:rsid="00033860" officeooo:paragraph-rsid="001f5339" style:font-size-asian="12pt" style:font-size-complex="12pt"/>
    </style:style>
    <style:style style:name="P28" style:family="paragraph" style:parent-style-name="Standard">
      <style:text-properties fo:font-size="12pt" officeooo:rsid="00033860" officeooo:paragraph-rsid="001f3ea3" style:font-size-asian="12pt" style:font-size-complex="12pt"/>
    </style:style>
    <style:style style:name="P29" style:family="paragraph" style:parent-style-name="Standard">
      <style:text-properties fo:font-size="12pt" officeooo:rsid="00033860" officeooo:paragraph-rsid="004112e8" style:font-size-asian="12pt" style:font-size-complex="12pt"/>
    </style:style>
    <style:style style:name="P30" style:family="paragraph" style:parent-style-name="Standard">
      <style:text-properties fo:font-size="12pt" fo:font-weight="normal" officeooo:rsid="00033860" officeooo:paragraph-rsid="001f3ea3" style:font-size-asian="12pt" style:font-weight-asian="normal" style:font-size-complex="12pt" style:font-weight-complex="normal"/>
    </style:style>
    <style:style style:name="P31" style:family="paragraph" style:parent-style-name="Standard">
      <style:text-properties fo:font-size="12pt" fo:font-weight="normal" officeooo:rsid="00033860" officeooo:paragraph-rsid="001f5339" style:font-size-asian="12pt" style:font-weight-asian="normal" style:font-size-complex="12pt" style:font-weight-complex="normal"/>
    </style:style>
    <style:style style:name="P32" style:family="paragraph" style:parent-style-name="Standard">
      <style:text-properties fo:font-size="12pt" fo:font-weight="normal" officeooo:rsid="00033860" officeooo:paragraph-rsid="004112e8" style:font-size-asian="12pt" style:font-weight-asian="normal" style:font-size-complex="12pt" style:font-weight-complex="normal"/>
    </style:style>
    <style:style style:name="P33" style:family="paragraph" style:parent-style-name="Standard">
      <style:text-properties fo:font-size="12pt" fo:font-weight="normal" officeooo:rsid="0022fe58" officeooo:paragraph-rsid="0022fe58" style:font-size-asian="12pt" style:font-weight-asian="normal" style:font-size-complex="12pt" style:font-weight-complex="normal"/>
    </style:style>
    <style:style style:name="P34" style:family="paragraph" style:parent-style-name="Standard">
      <style:text-properties fo:font-size="12pt" fo:font-weight="normal" officeooo:rsid="002412b4" officeooo:paragraph-rsid="002412b4" style:font-size-asian="12pt" style:font-weight-asian="normal" style:font-size-complex="12pt" style:font-weight-complex="normal"/>
    </style:style>
    <style:style style:name="P35" style:family="paragraph" style:parent-style-name="Standard">
      <style:text-properties fo:font-size="12pt" fo:font-weight="normal" officeooo:rsid="002412b4" officeooo:paragraph-rsid="00259078" style:font-size-asian="12pt" style:font-weight-asian="normal" style:font-size-complex="12pt" style:font-weight-complex="normal"/>
    </style:style>
    <style:style style:name="P36" style:family="paragraph" style:parent-style-name="Standard">
      <style:text-properties fo:font-size="12pt" fo:font-weight="normal" officeooo:rsid="0025e85e" officeooo:paragraph-rsid="0025e85e" style:font-size-asian="12pt" style:font-weight-asian="normal" style:font-size-complex="12pt" style:font-weight-complex="normal"/>
    </style:style>
    <style:style style:name="P37" style:family="paragraph" style:parent-style-name="Standard">
      <style:text-properties fo:font-size="12pt" fo:font-weight="normal" officeooo:rsid="00265d8b" officeooo:paragraph-rsid="00265d8b" style:font-size-asian="12pt" style:font-weight-asian="normal" style:font-size-complex="12pt" style:font-weight-complex="normal"/>
    </style:style>
    <style:style style:name="P38" style:family="paragraph" style:parent-style-name="Standard">
      <style:text-properties fo:font-size="12pt" fo:font-weight="normal" officeooo:rsid="0026c008" officeooo:paragraph-rsid="0026c008" style:font-size-asian="12pt" style:font-weight-asian="normal" style:font-size-complex="12pt" style:font-weight-complex="normal"/>
    </style:style>
    <style:style style:name="P39" style:family="paragraph" style:parent-style-name="Standard">
      <style:text-properties fo:font-size="12pt" fo:font-weight="normal" officeooo:rsid="00292613" officeooo:paragraph-rsid="00292613" style:font-size-asian="12pt" style:font-weight-asian="normal" style:font-size-complex="12pt" style:font-weight-complex="normal"/>
    </style:style>
    <style:style style:name="P40" style:family="paragraph" style:parent-style-name="Standard">
      <style:text-properties fo:font-size="12pt" fo:font-weight="normal" officeooo:rsid="002bac28" officeooo:paragraph-rsid="002bac28" style:font-size-asian="12pt" style:font-weight-asian="normal" style:font-size-complex="12pt" style:font-weight-complex="normal"/>
    </style:style>
    <style:style style:name="P41" style:family="paragraph" style:parent-style-name="Standard">
      <style:text-properties fo:font-size="12pt" fo:font-weight="normal" officeooo:rsid="002e70e3" officeooo:paragraph-rsid="002e70e3" style:font-size-asian="12pt" style:font-weight-asian="normal" style:font-size-complex="12pt" style:font-weight-complex="normal"/>
    </style:style>
    <style:style style:name="P42" style:family="paragraph" style:parent-style-name="Standard">
      <style:text-properties fo:font-size="12pt" fo:font-weight="normal" officeooo:rsid="0030dc47" officeooo:paragraph-rsid="0030dc47" style:font-size-asian="12pt" style:font-weight-asian="normal" style:font-size-complex="12pt" style:font-weight-complex="normal"/>
    </style:style>
    <style:style style:name="P43" style:family="paragraph" style:parent-style-name="Standard">
      <style:text-properties fo:font-size="12pt" fo:font-weight="normal" officeooo:rsid="0039f246" officeooo:paragraph-rsid="0039f246" style:font-size-asian="12pt" style:font-weight-asian="normal" style:font-size-complex="12pt" style:font-weight-complex="normal"/>
    </style:style>
    <style:style style:name="P44" style:family="paragraph" style:parent-style-name="Standard">
      <style:text-properties fo:font-size="12pt" fo:font-weight="normal" officeooo:rsid="003c8b5b" officeooo:paragraph-rsid="003c8b5b" style:font-size-asian="12pt" style:font-weight-asian="normal" style:font-size-complex="12pt" style:font-weight-complex="normal"/>
    </style:style>
    <style:style style:name="P45" style:family="paragraph" style:parent-style-name="Standard">
      <style:text-properties fo:font-size="12pt" fo:font-weight="normal" officeooo:rsid="003da68f" officeooo:paragraph-rsid="003da68f" style:font-size-asian="12pt" style:font-weight-asian="normal" style:font-size-complex="12pt" style:font-weight-complex="normal"/>
    </style:style>
    <style:style style:name="P46" style:family="paragraph" style:parent-style-name="Standard">
      <style:text-properties fo:font-size="12pt" fo:font-weight="normal" officeooo:rsid="002c2969" officeooo:paragraph-rsid="002c2969" style:font-size-asian="12pt" style:font-weight-asian="normal" style:font-size-complex="12pt" style:font-weight-complex="normal"/>
    </style:style>
    <style:style style:name="P47" style:family="paragraph" style:parent-style-name="Standard">
      <style:text-properties fo:font-size="12pt" fo:font-weight="normal" officeooo:rsid="0044ba53" officeooo:paragraph-rsid="0044ba53" style:font-size-asian="12pt" style:font-weight-asian="normal" style:font-size-complex="12pt" style:font-weight-complex="normal"/>
    </style:style>
    <style:style style:name="P48" style:family="paragraph" style:parent-style-name="Standard">
      <style:text-properties fo:font-size="12pt" fo:font-weight="normal" officeooo:rsid="0046b1ee" officeooo:paragraph-rsid="0046b1ee" style:font-size-asian="12pt" style:font-weight-asian="normal" style:font-size-complex="12pt" style:font-weight-complex="normal"/>
    </style:style>
    <style:style style:name="P49" style:family="paragraph" style:parent-style-name="Standard">
      <style:text-properties fo:font-size="12pt" fo:font-weight="normal" officeooo:rsid="0048e7aa" officeooo:paragraph-rsid="0048e7aa" style:font-size-asian="12pt" style:font-weight-asian="normal" style:font-size-complex="12pt" style:font-weight-complex="normal"/>
    </style:style>
    <style:style style:name="P50" style:family="paragraph" style:parent-style-name="Standard">
      <style:text-properties fo:font-size="12pt" fo:font-weight="normal" officeooo:rsid="00491ce6" officeooo:paragraph-rsid="00491ce6" style:font-size-asian="12pt" style:font-weight-asian="normal" style:font-size-complex="12pt" style:font-weight-complex="normal"/>
    </style:style>
    <style:style style:name="P51" style:family="paragraph" style:parent-style-name="Standard">
      <style:text-properties fo:font-size="12pt" fo:font-weight="normal" officeooo:rsid="00492746" officeooo:paragraph-rsid="00492746" style:font-size-asian="12pt" style:font-weight-asian="normal" style:font-size-complex="12pt" style:font-weight-complex="normal"/>
    </style:style>
    <style:style style:name="P52" style:family="paragraph" style:parent-style-name="Standard">
      <style:text-properties fo:font-size="12pt" fo:font-weight="normal" officeooo:rsid="004a3e6a" officeooo:paragraph-rsid="004a3e6a" style:font-size-asian="12pt" style:font-weight-asian="normal" style:font-size-complex="12pt" style:font-weight-complex="normal"/>
    </style:style>
    <style:style style:name="P53" style:family="paragraph" style:parent-style-name="Standard">
      <style:text-properties fo:font-size="12pt" fo:font-weight="normal" officeooo:rsid="004e522e" officeooo:paragraph-rsid="004e522e" style:font-size-asian="12pt" style:font-weight-asian="normal" style:font-size-complex="12pt" style:font-weight-complex="normal"/>
    </style:style>
    <style:style style:name="P54" style:family="paragraph" style:parent-style-name="Standard">
      <style:text-properties fo:font-size="12pt" fo:font-weight="normal" officeooo:rsid="004f836d" officeooo:paragraph-rsid="004f836d" style:font-size-asian="12pt" style:font-weight-asian="normal" style:font-size-complex="12pt" style:font-weight-complex="normal"/>
    </style:style>
    <style:style style:name="P55" style:family="paragraph" style:parent-style-name="Standard">
      <style:text-properties fo:font-size="12pt" fo:font-weight="normal" officeooo:rsid="00505dd9" officeooo:paragraph-rsid="00505dd9" style:font-size-asian="12pt" style:font-weight-asian="normal" style:font-size-complex="12pt" style:font-weight-complex="normal"/>
    </style:style>
    <style:style style:name="P56" style:family="paragraph" style:parent-style-name="Standard">
      <style:text-properties fo:font-size="12pt" fo:font-weight="normal" officeooo:rsid="0051322f" officeooo:paragraph-rsid="0051322f" style:font-size-asian="12pt" style:font-weight-asian="normal" style:font-size-complex="12pt" style:font-weight-complex="normal"/>
    </style:style>
    <style:style style:name="P57" style:family="paragraph" style:parent-style-name="Standard">
      <style:text-properties fo:font-size="12pt" fo:font-weight="normal" officeooo:rsid="0051322f" officeooo:paragraph-rsid="00525137" style:font-size-asian="12pt" style:font-weight-asian="normal" style:font-size-complex="12pt" style:font-weight-complex="normal"/>
    </style:style>
    <style:style style:name="P58" style:family="paragraph" style:parent-style-name="Standard">
      <style:text-properties fo:font-size="12pt" fo:font-weight="normal" officeooo:rsid="00525137" officeooo:paragraph-rsid="00525137" style:font-size-asian="12pt" style:font-weight-asian="normal" style:font-size-complex="12pt" style:font-weight-complex="normal"/>
    </style:style>
    <style:style style:name="P59" style:family="paragraph" style:parent-style-name="Standard">
      <style:text-properties fo:font-size="12pt" fo:font-weight="normal" officeooo:rsid="0057b6dc" officeooo:paragraph-rsid="0057b6dc" style:font-size-asian="12pt" style:font-weight-asian="normal" style:font-size-complex="12pt" style:font-weight-complex="normal"/>
    </style:style>
    <style:style style:name="P60" style:family="paragraph" style:parent-style-name="Standard">
      <style:text-properties fo:font-size="12pt" fo:font-weight="normal" officeooo:rsid="005a980b" officeooo:paragraph-rsid="005a980b" style:font-size-asian="12pt" style:font-weight-asian="normal" style:font-size-complex="12pt" style:font-weight-complex="normal"/>
    </style:style>
    <style:style style:name="P61" style:family="paragraph" style:parent-style-name="Standard">
      <style:text-properties fo:font-size="12pt" fo:font-weight="normal" officeooo:rsid="005dc187" officeooo:paragraph-rsid="005dc187" style:font-size-asian="12pt" style:font-weight-asian="normal" style:font-size-complex="12pt" style:font-weight-complex="normal"/>
    </style:style>
    <style:style style:name="P62" style:family="paragraph" style:parent-style-name="Standard">
      <style:text-properties fo:font-size="12pt" fo:font-weight="normal" officeooo:rsid="005dc187" officeooo:paragraph-rsid="005ed0e8" style:font-size-asian="12pt" style:font-weight-asian="normal" style:font-size-complex="12pt" style:font-weight-complex="normal"/>
    </style:style>
    <style:style style:name="P63" style:family="paragraph" style:parent-style-name="Standard">
      <style:text-properties fo:font-size="12pt" fo:font-weight="normal" officeooo:rsid="005ed0e8" officeooo:paragraph-rsid="005ed0e8" style:font-size-asian="12pt" style:font-weight-asian="normal" style:font-size-complex="12pt" style:font-weight-complex="normal"/>
    </style:style>
    <style:style style:name="P64" style:family="paragraph" style:parent-style-name="Standard">
      <style:text-properties fo:font-size="12pt" fo:font-weight="normal" officeooo:rsid="0053fa65" officeooo:paragraph-rsid="0053fa65" style:font-size-asian="12pt" style:font-weight-asian="normal" style:font-size-complex="12pt" style:font-weight-complex="normal"/>
    </style:style>
    <style:style style:name="P65" style:family="paragraph" style:parent-style-name="Standard">
      <style:text-properties officeooo:rsid="00091450" officeooo:paragraph-rsid="00091450"/>
    </style:style>
    <style:style style:name="P66" style:family="paragraph" style:parent-style-name="Standard">
      <style:text-properties fo:font-weight="normal" officeooo:rsid="00033860" officeooo:paragraph-rsid="00033860" style:font-weight-asian="normal" style:font-weight-complex="normal"/>
    </style:style>
    <style:style style:name="P67" style:family="paragraph" style:parent-style-name="Standard">
      <style:text-properties fo:font-weight="normal" officeooo:rsid="000ae91e" officeooo:paragraph-rsid="000ae91e" style:font-weight-asian="normal" style:font-weight-complex="normal"/>
    </style:style>
    <style:style style:name="P68" style:family="paragraph" style:parent-style-name="Standard">
      <style:text-properties fo:font-weight="normal" officeooo:rsid="00112693" officeooo:paragraph-rsid="00112693" style:font-weight-asian="normal" style:font-weight-complex="normal"/>
    </style:style>
    <style:style style:name="P69" style:family="paragraph" style:parent-style-name="Standard">
      <style:text-properties fo:font-weight="normal" officeooo:rsid="000f289a" officeooo:paragraph-rsid="000fd212" style:font-weight-asian="normal" style:font-weight-complex="normal"/>
    </style:style>
    <style:style style:name="P70" style:family="paragraph" style:parent-style-name="Standard">
      <style:text-properties fo:font-weight="normal" officeooo:rsid="0048064b" officeooo:paragraph-rsid="005f648c" style:font-weight-asian="normal" style:font-weight-complex="normal"/>
    </style:style>
    <style:style style:name="P71" style:family="paragraph" style:parent-style-name="Standard">
      <style:text-properties fo:font-weight="normal" officeooo:rsid="006141f3" officeooo:paragraph-rsid="006141f3" style:font-weight-asian="normal" style:font-weight-complex="normal"/>
    </style:style>
    <style:style style:name="P72" style:family="paragraph" style:parent-style-name="Standard">
      <style:text-properties fo:font-weight="normal" officeooo:rsid="0057b6dc" officeooo:paragraph-rsid="0057b6dc" style:font-weight-asian="normal" style:font-weight-complex="normal"/>
    </style:style>
    <style:style style:name="P73" style:family="paragraph" style:parent-style-name="Standard">
      <style:text-properties fo:font-weight="normal" officeooo:rsid="005f648c" officeooo:paragraph-rsid="005f648c" style:font-weight-asian="normal" style:font-weight-complex="normal"/>
    </style:style>
    <style:style style:name="P74" style:family="paragraph" style:parent-style-name="Standard">
      <style:paragraph-properties style:line-height-at-least="0.1583in"/>
      <style:text-properties fo:color="#000000" style:font-name="Consolas" fo:font-size="8.39999961853027pt" fo:font-weight="normal" fo:background-color="#fffffe"/>
    </style:style>
    <style:style style:name="P75" style:family="paragraph" style:parent-style-name="Standard">
      <style:paragraph-properties style:line-height-at-least="0.1583in"/>
      <style:text-properties fo:color="#000000" style:font-name="Consolas" fo:font-size="8.39999961853027pt" fo:font-weight="normal" officeooo:paragraph-rsid="001bc083" fo:background-color="#fffffe"/>
    </style:style>
    <style:style style:name="P76" style:family="paragraph" style:parent-style-name="Standard">
      <style:text-properties fo:color="#000000" style:font-name="Consolas" fo:font-size="8.39999961853027pt" fo:font-weight="normal" officeooo:rsid="002ddde4" officeooo:paragraph-rsid="002ddde4" fo:background-color="#fffffe" style:font-size-asian="12pt" style:font-weight-asian="normal" style:font-size-complex="12pt" style:font-weight-complex="normal"/>
    </style:style>
    <style:style style:name="P77" style:family="paragraph" style:parent-style-name="Standard">
      <style:text-properties fo:color="#000000" style:font-name="Consolas" fo:font-size="8.39999961853027pt" fo:font-weight="normal" officeooo:rsid="0039f246" officeooo:paragraph-rsid="0039f246" fo:background-color="#fffffe" style:font-size-asian="12pt" style:font-weight-asian="normal" style:font-size-complex="12pt" style:font-weight-complex="normal"/>
    </style:style>
    <style:style style:name="P78" style:family="paragraph" style:parent-style-name="Standard">
      <style:text-properties fo:color="#000000" style:font-name="Consolas" fo:font-size="8.39999961853027pt" fo:font-weight="normal" officeooo:rsid="003c8b5b" officeooo:paragraph-rsid="003c8b5b" fo:background-color="#fffffe" style:font-size-asian="12pt" style:font-weight-asian="normal" style:font-size-complex="12pt" style:font-weight-complex="normal"/>
    </style:style>
    <style:style style:name="P79" style:family="paragraph" style:parent-style-name="Standard">
      <style:text-properties fo:color="#000000" style:font-name="Consolas" fo:font-size="8.39999961853027pt" fo:font-weight="normal" officeooo:rsid="003da68f" officeooo:paragraph-rsid="003da68f" fo:background-color="#fffffe" style:font-size-asian="12pt" style:font-weight-asian="normal" style:font-size-complex="12pt" style:font-weight-complex="normal"/>
    </style:style>
    <style:style style:name="P80" style:family="paragraph" style:parent-style-name="Standard">
      <style:text-properties fo:color="#000000" style:font-name="Consolas" fo:font-size="8.39999961853027pt" fo:font-weight="normal" officeooo:rsid="0046b1ee" officeooo:paragraph-rsid="0046b1ee" fo:background-color="#fffffe" style:font-size-asian="12pt" style:font-weight-asian="normal" style:font-size-complex="12pt" style:font-weight-complex="normal"/>
    </style:style>
    <style:style style:name="P81" style:family="paragraph" style:parent-style-name="Standard">
      <style:text-properties fo:color="#000000" style:font-name="Consolas" fo:font-size="8.39999961853027pt" fo:font-weight="normal" officeooo:rsid="0048e7aa" officeooo:paragraph-rsid="0048e7aa" fo:background-color="#fffffe" style:font-size-asian="12pt" style:font-weight-asian="normal" style:font-size-complex="12pt" style:font-weight-complex="normal"/>
    </style:style>
    <style:style style:name="P82" style:family="paragraph" style:parent-style-name="Standard">
      <style:text-properties fo:color="#000000" style:font-name="Consolas" fo:font-size="8.39999961853027pt" fo:font-weight="normal" officeooo:rsid="00491ce6" officeooo:paragraph-rsid="00491ce6" fo:background-color="#fffffe" style:font-size-asian="12pt" style:font-weight-asian="normal" style:font-size-complex="12pt" style:font-weight-complex="normal"/>
    </style:style>
    <style:style style:name="P83" style:family="paragraph" style:parent-style-name="Standard">
      <style:text-properties fo:color="#000000" style:font-name="Consolas" fo:font-size="8.39999961853027pt" fo:font-weight="normal" officeooo:rsid="004f836d" officeooo:paragraph-rsid="004f836d" fo:background-color="#fffffe" style:font-size-asian="12pt" style:font-weight-asian="normal" style:font-size-complex="12pt" style:font-weight-complex="normal"/>
    </style:style>
    <style:style style:name="P84" style:family="paragraph" style:parent-style-name="Standard">
      <style:text-properties fo:color="#000000" style:font-name="Consolas" fo:font-size="8.39999961853027pt" fo:font-weight="normal" officeooo:rsid="00505dd9" officeooo:paragraph-rsid="00505dd9" fo:background-color="#fffffe" style:font-size-asian="12pt" style:font-weight-asian="normal" style:font-size-complex="12pt" style:font-weight-complex="normal"/>
    </style:style>
    <style:style style:name="P85" style:family="paragraph" style:parent-style-name="Standard">
      <style:text-properties fo:color="#000000" style:font-name="Consolas" fo:font-size="8.39999961853027pt" fo:font-weight="normal" officeooo:rsid="00033860" officeooo:paragraph-rsid="001f5339" fo:background-color="#fffffe" style:font-size-asian="12pt" style:font-weight-asian="normal" style:font-size-complex="12pt" style:font-weight-complex="normal"/>
    </style:style>
    <style:style style:name="P86" style:family="paragraph" style:parent-style-name="Standard">
      <style:text-properties fo:color="#000000" style:font-name="Consolas" fo:font-size="8.39999961853027pt" fo:font-weight="normal" officeooo:rsid="00525137" officeooo:paragraph-rsid="00525137" fo:background-color="#fffffe" style:font-size-asian="12pt" style:font-weight-asian="normal" style:font-size-complex="12pt" style:font-weight-complex="normal"/>
    </style:style>
    <style:style style:name="P87" style:family="paragraph" style:parent-style-name="Standard">
      <style:text-properties fo:color="#000000" style:font-name="Consolas" fo:font-size="8.39999961853027pt" fo:font-weight="normal" officeooo:rsid="0025e85e" officeooo:paragraph-rsid="0025e85e" fo:background-color="#fffffe" style:font-size-asian="12pt" style:font-weight-asian="normal" style:font-size-complex="12pt" style:font-weight-complex="normal"/>
    </style:style>
    <style:style style:name="P88" style:family="paragraph" style:parent-style-name="Standard">
      <style:text-properties fo:color="#000000" style:font-name="Consolas" fo:font-size="8.39999961853027pt" fo:font-weight="normal" officeooo:rsid="00033860" officeooo:paragraph-rsid="001f5339" fo:background-color="#fffffe" style:font-size-asian="12pt" style:font-weight-asian="bold" style:font-size-complex="12pt" style:font-weight-complex="bold"/>
    </style:style>
    <style:style style:name="P89" style:family="paragraph" style:parent-style-name="Standard">
      <style:text-properties fo:color="#000000" style:font-name="Consolas" fo:font-size="8.39999961853027pt" fo:font-weight="normal" officeooo:rsid="00033860" officeooo:paragraph-rsid="004112e8" fo:background-color="#fffffe" style:font-size-asian="12pt" style:font-weight-asian="bold" style:font-size-complex="12pt" style:font-weight-complex="bold"/>
    </style:style>
    <style:style style:name="P90" style:family="paragraph" style:parent-style-name="Standard">
      <style:text-properties fo:color="#000000" style:font-name="Consolas" fo:font-size="8.39999961853027pt" fo:font-weight="normal" officeooo:rsid="0053fa65" officeooo:paragraph-rsid="0053fa65" fo:background-color="#fffffe" style:font-size-asian="12pt" style:font-weight-asian="bold" style:font-size-complex="12pt" style:font-weight-complex="bold"/>
    </style:style>
    <style:style style:name="P91" style:family="paragraph" style:parent-style-name="Standard">
      <style:text-properties fo:color="#000000" style:font-name="Consolas" fo:font-size="8.39999961853027pt" fo:font-weight="normal" officeooo:paragraph-rsid="0044ba53" fo:background-color="#fffffe"/>
    </style:style>
    <style:style style:name="P92" style:family="paragraph" style:parent-style-name="Standard">
      <style:paragraph-properties style:line-height-at-least="0.1583in"/>
      <style:text-properties fo:color="#000000" style:font-name="Consolas" fo:font-size="8.39999961853027pt" fo:font-weight="normal" officeooo:rsid="0048e7aa" officeooo:paragraph-rsid="0048e7aa" fo:background-color="#fffffe"/>
    </style:style>
    <style:style style:name="P93" style:family="paragraph" style:parent-style-name="Standard">
      <style:text-properties fo:color="#000000" style:font-name="Consolas" fo:font-size="8.39999961853027pt" fo:font-weight="normal" officeooo:rsid="00016a53" officeooo:paragraph-rsid="00013b05" fo:background-color="#fffffe"/>
    </style:style>
    <style:style style:name="P94" style:family="paragraph" style:parent-style-name="Standard">
      <style:text-properties fo:color="#000000" fo:font-size="12pt" fo:font-weight="normal" officeooo:rsid="002412b4" officeooo:paragraph-rsid="002412b4" style:font-size-asian="12pt" style:font-weight-asian="normal" style:font-size-complex="12pt" style:font-weight-complex="normal"/>
    </style:style>
    <style:style style:name="P95" style:family="paragraph" style:parent-style-name="Standard">
      <style:paragraph-properties style:line-height-at-least="0.1583in"/>
      <style:text-properties fo:color="#000000" fo:background-color="#fffffe"/>
    </style:style>
    <style:style style:name="P96" style:family="paragraph" style:parent-style-name="Standard">
      <style:paragraph-properties style:line-height-at-least="0.1583in"/>
      <style:text-properties fo:color="#aaaaaa" style:font-name="Consolas" fo:font-size="8.39999961853027pt" fo:font-weight="normal" fo:background-color="#fffffe"/>
    </style:style>
    <style:style style:name="P97" style:family="paragraph" style:parent-style-name="Standard">
      <style:text-properties fo:color="#aaaaaa" style:font-name="Consolas" fo:font-size="8.39999961853027pt" fo:font-weight="normal" officeooo:rsid="0010ea36" officeooo:paragraph-rsid="0010ea36" fo:background-color="#fffffe"/>
    </style:style>
    <style:style style:name="P98" style:family="paragraph" style:parent-style-name="Standard">
      <style:text-properties fo:color="#aaaaaa" style:font-name="Consolas" fo:font-size="8.39999961853027pt" fo:font-weight="normal" officeooo:rsid="00112693" officeooo:paragraph-rsid="00112693" fo:background-color="#fffffe" style:font-weight-asian="normal" style:font-weight-complex="normal"/>
    </style:style>
    <style:style style:name="P99" style:family="paragraph" style:parent-style-name="Standard">
      <style:text-properties fo:color="#aaaaaa" style:font-name="Consolas" fo:font-size="8.39999961853027pt" fo:font-weight="normal" officeooo:rsid="000ae91e" officeooo:paragraph-rsid="000ae91e" fo:background-color="#fffffe" style:font-weight-asian="normal" style:font-weight-complex="normal"/>
    </style:style>
    <style:style style:name="P100" style:family="paragraph" style:parent-style-name="Standard">
      <style:text-properties fo:color="#aaaaaa" style:font-name="Consolas" fo:font-size="8.39999961853027pt" fo:font-weight="normal" officeooo:rsid="000f289a" officeooo:paragraph-rsid="000fd212" fo:background-color="#fffffe" style:font-weight-asian="normal" style:font-weight-complex="normal"/>
    </style:style>
    <style:style style:name="P101" style:family="paragraph" style:parent-style-name="Standard">
      <style:text-properties fo:color="#aaaaaa" style:font-name="Consolas" fo:font-size="8.39999961853027pt" fo:font-weight="normal" officeooo:rsid="0057b6dc" officeooo:paragraph-rsid="0057b6dc" fo:background-color="#fffffe" style:font-weight-asian="normal" style:font-weight-complex="normal"/>
    </style:style>
    <style:style style:name="P102" style:family="paragraph" style:parent-style-name="Standard">
      <style:text-properties fo:color="#aaaaaa" style:font-name="Consolas" fo:font-size="8.39999961853027pt" fo:font-weight="normal" officeooo:rsid="00033860" officeooo:paragraph-rsid="00033860" fo:background-color="#fffffe"/>
    </style:style>
    <style:style style:name="P103" style:family="paragraph" style:parent-style-name="Standard">
      <style:text-properties fo:color="#aaaaaa" style:font-name="Consolas" fo:font-size="8.39999961853027pt" fo:font-weight="normal" officeooo:rsid="0016d4f5" officeooo:paragraph-rsid="0016d4f5" fo:background-color="#fffffe"/>
    </style:style>
    <style:style style:name="P104" style:family="paragraph" style:parent-style-name="Standard">
      <style:text-properties fo:color="#aaaaaa" style:font-name="Consolas" fo:font-size="8.39999961853027pt" fo:font-weight="normal" officeooo:rsid="00091450" officeooo:paragraph-rsid="00091450" fo:background-color="#fffffe"/>
    </style:style>
    <style:style style:name="P105" style:family="paragraph" style:parent-style-name="Standard">
      <style:text-properties fo:color="#aaaaaa" style:font-name="Consolas" fo:font-size="8.39999961853027pt" fo:font-weight="normal" officeooo:rsid="00265d8b" officeooo:paragraph-rsid="00265d8b" fo:background-color="#fffffe" style:font-size-asian="12pt" style:font-weight-asian="normal" style:font-size-complex="12pt" style:font-weight-complex="normal"/>
    </style:style>
    <style:style style:name="P106" style:family="paragraph" style:parent-style-name="Standard">
      <style:text-properties fo:color="#aaaaaa" style:font-name="Consolas" fo:font-size="8.39999961853027pt" fo:font-weight="normal" officeooo:rsid="00292613" officeooo:paragraph-rsid="00292613" fo:background-color="#fffffe" style:font-size-asian="12pt" style:font-weight-asian="normal" style:font-size-complex="12pt" style:font-weight-complex="normal"/>
    </style:style>
    <style:style style:name="P107" style:family="paragraph" style:parent-style-name="Standard">
      <style:text-properties fo:color="#aaaaaa" style:font-name="Consolas" fo:font-size="8.39999961853027pt" fo:font-weight="normal" officeooo:rsid="00033860" officeooo:paragraph-rsid="001f3ea3" fo:background-color="#fffffe" style:font-size-asian="12pt" style:font-weight-asian="bold" style:font-size-complex="12pt" style:font-weight-complex="bold"/>
    </style:style>
    <style:style style:name="P108" style:family="paragraph" style:parent-style-name="Standard">
      <style:text-properties fo:color="#aaaaaa" style:font-name="Consolas" fo:font-size="8.39999961853027pt" fo:font-weight="normal" officeooo:paragraph-rsid="00292613" fo:background-color="#fffffe"/>
    </style:style>
    <style:style style:name="P109" style:family="paragraph" style:parent-style-name="Standard">
      <style:text-properties fo:color="#aaaaaa" style:font-name="Consolas" fo:font-size="8.39999961853027pt" fo:font-weight="normal" officeooo:rsid="00033860" officeooo:paragraph-rsid="00033860" fo:background-color="#fffffe" style:font-weight-asian="bold" style:font-weight-complex="bold"/>
    </style:style>
    <style:style style:name="P110" style:family="paragraph" style:parent-style-name="Standard">
      <style:text-properties fo:color="#aaaaaa" style:font-name="Consolas" fo:font-size="8.39999961853027pt" fo:font-style="normal" fo:font-weight="normal" officeooo:rsid="000c6d34" officeooo:paragraph-rsid="000ae91e" fo:background-color="#fffffe" style:font-style-asian="normal" style:font-style-complex="normal"/>
    </style:style>
    <style:style style:name="P111" style:family="paragraph" style:parent-style-name="Standard">
      <style:paragraph-properties style:line-height-at-least="0.1583in"/>
    </style:style>
    <style:style style:name="P112" style:family="paragraph" style:parent-style-name="Standard">
      <style:text-properties officeooo:rsid="000ae91e" officeooo:paragraph-rsid="000ae91e"/>
    </style:style>
    <style:style style:name="P113" style:family="paragraph" style:parent-style-name="Standard">
      <style:text-properties officeooo:paragraph-rsid="000fd212"/>
    </style:style>
    <style:style style:name="P114" style:family="paragraph" style:parent-style-name="Standard">
      <style:text-properties officeooo:rsid="0010ea36" officeooo:paragraph-rsid="0010ea36"/>
    </style:style>
    <style:style style:name="P115" style:family="paragraph" style:parent-style-name="Standard">
      <style:text-properties officeooo:rsid="00136933" officeooo:paragraph-rsid="00136933"/>
    </style:style>
    <style:style style:name="P116" style:family="paragraph" style:parent-style-name="Standard">
      <style:text-properties officeooo:paragraph-rsid="00180eb7"/>
    </style:style>
    <style:style style:name="P117" style:family="paragraph" style:parent-style-name="Standard">
      <style:text-properties officeooo:rsid="0019e41c" officeooo:paragraph-rsid="0019e41c"/>
    </style:style>
    <style:style style:name="P118" style:family="paragraph" style:parent-style-name="Standard">
      <style:text-properties fo:font-style="normal" officeooo:rsid="000c6d34" officeooo:paragraph-rsid="000ae91e" style:font-style-asian="normal" style:font-style-complex="normal"/>
    </style:style>
    <style:style style:name="P119" style:family="paragraph" style:parent-style-name="Standard">
      <style:paragraph-properties style:line-height-at-least="0.1583in"/>
      <style:text-properties fo:font-style="normal" officeooo:rsid="000c6d34" style:font-style-asian="normal" style:font-style-complex="normal"/>
    </style:style>
    <style:style style:name="P120" style:family="paragraph" style:parent-style-name="Standard">
      <style:text-properties officeooo:rsid="0016d4f5" officeooo:paragraph-rsid="00180eb7"/>
    </style:style>
    <style:style style:name="P121" style:family="paragraph" style:parent-style-name="Standard">
      <style:paragraph-properties style:line-height-at-least="0.1583in"/>
      <style:text-properties fo:font-size="8.39999961853027pt" fo:font-weight="normal"/>
    </style:style>
    <style:style style:name="P122" style:family="paragraph" style:parent-style-name="Standard">
      <style:text-properties fo:color="#c9211e" fo:font-size="12pt" fo:font-weight="normal" officeooo:rsid="002412b4" officeooo:paragraph-rsid="002412b4" style:font-size-asian="12pt" style:font-weight-asian="normal" style:font-size-complex="12pt" style:font-weight-complex="normal"/>
    </style:style>
    <style:style style:name="P123" style:family="paragraph" style:parent-style-name="Standard">
      <style:text-properties officeooo:paragraph-rsid="005f648c"/>
    </style:style>
    <style:style style:name="P124" style:family="paragraph" style:parent-style-name="Standard">
      <style:text-properties officeooo:rsid="005f648c" officeooo:paragraph-rsid="005f648c"/>
    </style:style>
    <style:style style:name="P125" style:family="paragraph" style:parent-style-name="Standard">
      <style:text-properties officeooo:paragraph-rsid="006141f3"/>
    </style:style>
    <style:style style:name="P126" style:family="paragraph" style:parent-style-name="Standard">
      <style:text-properties fo:color="#cd3131" style:font-name="Consolas" fo:font-size="8.39999961853027pt" fo:font-weight="normal" officeooo:paragraph-rsid="0044ba53" fo:background-color="#fffffe"/>
    </style:style>
    <style:style style:name="P127" style:family="paragraph" style:parent-style-name="Standard">
      <style:text-properties officeooo:paragraph-rsid="0062eb70"/>
    </style:style>
    <style:style style:name="P128" style:family="paragraph" style:parent-style-name="Standard">
      <style:text-properties officeooo:paragraph-rsid="0064b679"/>
    </style:style>
    <style:style style:name="P129" style:family="paragraph" style:parent-style-name="Standard">
      <style:text-properties officeooo:paragraph-rsid="00653059"/>
    </style:style>
    <style:style style:name="P130" style:family="paragraph" style:parent-style-name="Standard">
      <style:text-properties officeooo:paragraph-rsid="0065f06b"/>
    </style:style>
    <style:style style:name="P131" style:family="paragraph" style:parent-style-name="Standard">
      <style:paragraph-properties fo:margin-top="0in" fo:margin-bottom="0.1965in" loext:contextual-spacing="false" style:line-height-at-least="0.1583in"/>
    </style:style>
    <style:style style:name="P132" style:family="paragraph" style:parent-style-name="Standard">
      <style:text-properties fo:font-weight="normal" officeooo:rsid="0062eb70" officeooo:paragraph-rsid="0062eb70" style:font-weight-asian="normal" style:font-weight-complex="normal"/>
    </style:style>
    <style:style style:name="P133" style:family="paragraph" style:parent-style-name="Standard">
      <style:text-properties fo:font-size="12pt" fo:font-weight="normal" officeooo:rsid="002e70e3" officeooo:paragraph-rsid="0006a68a" style:font-size-asian="10.5pt" style:font-weight-asian="normal" style:font-size-complex="12pt" style:font-weight-complex="normal"/>
    </style:style>
    <style:style style:name="P134" style:family="paragraph" style:parent-style-name="Standard">
      <style:text-properties fo:font-size="12pt" fo:font-weight="normal" officeooo:rsid="002e70e3" officeooo:paragraph-rsid="0064b679" style:font-size-asian="10.5pt" style:font-weight-asian="normal" style:font-size-complex="12pt" style:font-weight-complex="normal"/>
    </style:style>
    <style:style style:name="P135" style:family="paragraph" style:parent-style-name="Standard">
      <style:text-properties fo:font-size="12pt" fo:font-weight="normal" officeooo:rsid="0064b679" officeooo:paragraph-rsid="00653059" style:font-size-asian="10.5pt" style:font-weight-asian="normal" style:font-size-complex="12pt" style:font-weight-complex="normal"/>
    </style:style>
    <style:style style:name="P136" style:family="paragraph" style:parent-style-name="Standard">
      <style:text-properties fo:font-size="12pt" fo:font-weight="normal" officeooo:rsid="003806b7" officeooo:paragraph-rsid="0065f06b" style:font-size-asian="10.5pt" style:font-weight-asian="normal" style:font-size-complex="12pt" style:font-weight-complex="normal"/>
    </style:style>
    <style:style style:name="P137" style:family="paragraph" style:parent-style-name="Standard">
      <style:text-properties officeooo:rsid="00013b05" officeooo:paragraph-rsid="00013b05"/>
    </style:style>
    <style:style style:name="P138" style:family="paragraph" style:parent-style-name="Standard">
      <style:text-properties officeooo:rsid="00699f4a" officeooo:paragraph-rsid="00699f4a"/>
    </style:style>
    <style:style style:name="T1" style:family="text">
      <style:text-properties fo:color="#000000"/>
    </style:style>
    <style:style style:name="T2" style:family="text">
      <style:text-properties fo:color="#000000" style:font-name="Consolas" fo:font-size="8.39999961853027pt" fo:font-weight="normal" fo:background-color="#fffffe" loext:char-shading-value="0"/>
    </style:style>
    <style:style style:name="T3" style:family="text">
      <style:text-properties fo:color="#000000" style:font-name="Consolas" fo:background-color="#fffffe" loext:char-shading-value="0"/>
    </style:style>
    <style:style style:name="T4" style:family="text">
      <style:text-properties fo:font-style="normal" style:font-style-asian="normal" style:font-style-complex="normal"/>
    </style:style>
    <style:style style:name="T5" style:family="text">
      <style:text-properties fo:font-style="normal" officeooo:rsid="000c6d34"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normal" officeooo:rsid="000f289a" style:font-weight-asian="normal" style:font-weight-complex="normal"/>
    </style:style>
    <style:style style:name="T8" style:family="text">
      <style:text-properties fo:font-weight="normal" officeooo:rsid="000fd212" style:font-weight-asian="normal" style:font-weight-complex="normal"/>
    </style:style>
    <style:style style:name="T9" style:family="text">
      <style:text-properties fo:font-weight="normal" officeooo:rsid="003ba93b" style:font-weight-asian="normal" style:font-weight-complex="normal"/>
    </style:style>
    <style:style style:name="T10" style:family="text">
      <style:text-properties fo:font-weight="normal" officeooo:rsid="0055afb8" style:font-weight-asian="normal" style:font-weight-complex="normal"/>
    </style:style>
    <style:style style:name="T11" style:family="text">
      <style:text-properties fo:font-weight="normal" officeooo:rsid="0055fa39" style:font-weight-asian="normal" style:font-weight-complex="normal"/>
    </style:style>
    <style:style style:name="T12" style:family="text">
      <style:text-properties fo:font-weight="normal" officeooo:rsid="0057b6dc" style:font-weight-asian="normal" style:font-weight-complex="normal"/>
    </style:style>
    <style:style style:name="T13" style:family="text">
      <style:text-properties fo:font-weight="normal" officeooo:rsid="005f648c" style:font-weight-asian="normal" style:font-weight-complex="normal"/>
    </style:style>
    <style:style style:name="T14" style:family="text">
      <style:text-properties fo:font-weight="normal" officeooo:rsid="006141f3" style:font-weight-asian="normal" style:font-weight-complex="normal"/>
    </style:style>
    <style:style style:name="T15" style:family="text">
      <style:text-properties fo:font-weight="normal" officeooo:rsid="00620949" style:font-weight-asian="normal" style:font-weight-complex="normal"/>
    </style:style>
    <style:style style:name="T16" style:family="text">
      <style:text-properties fo:font-weight="normal" officeooo:rsid="00674757" style:font-weight-asian="normal" style:font-weight-complex="normal"/>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weight="bold" style:font-weight-asian="bold" style:font-weight-complex="bold"/>
    </style:style>
    <style:style style:name="T19" style:family="text">
      <style:text-properties fo:font-weight="bold" officeooo:rsid="000fd212" style:font-weight-asian="bold" style:font-weight-complex="bold"/>
    </style:style>
    <style:style style:name="T20" style:family="text">
      <style:text-properties fo:font-size="12pt" fo:font-weight="normal" officeooo:rsid="0006a68a" style:font-size-asian="10.5pt" style:font-weight-asian="normal" style:font-size-complex="12pt" style:font-weight-complex="normal"/>
    </style:style>
    <style:style style:name="T21" style:family="text">
      <style:text-properties fo:font-size="12pt" fo:font-weight="normal" officeooo:rsid="00074946" style:font-size-asian="10.5pt" style:font-weight-asian="normal" style:font-size-complex="12pt" style:font-weight-complex="normal"/>
    </style:style>
    <style:style style:name="T22" style:family="text">
      <style:text-properties fo:font-size="12pt" fo:font-weight="normal" officeooo:rsid="001fdd4e" style:font-size-asian="10.5pt" style:font-weight-asian="normal" style:font-size-complex="12pt" style:font-weight-complex="normal"/>
    </style:style>
    <style:style style:name="T23" style:family="text">
      <style:text-properties fo:font-size="12pt" fo:font-weight="normal" officeooo:rsid="002e70e3" style:font-size-asian="10.5pt" style:font-weight-asian="normal" style:font-size-complex="12pt" style:font-weight-complex="normal"/>
    </style:style>
    <style:style style:name="T24" style:family="text">
      <style:text-properties fo:font-size="12pt" fo:font-weight="normal" officeooo:rsid="003322a0" style:font-size-asian="10.5pt" style:font-weight-asian="normal" style:font-size-complex="12pt" style:font-weight-complex="normal"/>
    </style:style>
    <style:style style:name="T25" style:family="text">
      <style:text-properties fo:font-size="12pt" fo:font-weight="normal" officeooo:rsid="003806b7" style:font-size-asian="10.5pt" style:font-weight-asian="normal" style:font-size-complex="12pt" style:font-weight-complex="normal"/>
    </style:style>
    <style:style style:name="T26" style:family="text">
      <style:text-properties fo:font-size="12pt" fo:font-weight="normal" officeooo:rsid="004274a0" style:font-size-asian="10.5pt" style:font-weight-asian="normal" style:font-size-complex="12pt" style:font-weight-complex="normal"/>
    </style:style>
    <style:style style:name="T27" style:family="text">
      <style:text-properties fo:font-size="12pt" fo:font-weight="normal" officeooo:rsid="0064b679" style:font-size-asian="10.5pt" style:font-weight-asian="normal" style:font-size-complex="12pt" style:font-weight-complex="normal"/>
    </style:style>
    <style:style style:name="T28" style:family="text">
      <style:text-properties fo:font-size="12pt" fo:font-weight="normal" officeooo:rsid="00653059" style:font-size-asian="10.5pt" style:font-weight-asian="normal" style:font-size-complex="12pt" style:font-weight-complex="normal"/>
    </style:style>
    <style:style style:name="T29" style:family="text">
      <style:text-properties fo:font-size="12pt" fo:font-weight="normal" officeooo:rsid="0065f06b" style:font-size-asian="10.5pt" style:font-weight-asian="normal" style:font-size-complex="12pt" style:font-weight-complex="normal"/>
    </style:style>
    <style:style style:name="T30" style:family="text">
      <style:text-properties fo:font-size="12pt" fo:font-weight="normal" officeooo:rsid="00674757" style:font-size-asian="10.5pt" style:font-weight-asian="normal" style:font-size-complex="12pt" style:font-weight-complex="normal"/>
    </style:style>
    <style:style style:name="T31" style:family="text">
      <style:text-properties fo:font-size="12pt" officeooo:rsid="00525137" style:font-size-asian="12pt" style:font-weight-asian="normal" style:font-size-complex="12pt" style:font-weight-complex="normal"/>
    </style:style>
    <style:style style:name="T32" style:family="text">
      <style:text-properties officeooo:rsid="00091450"/>
    </style:style>
    <style:style style:name="T33" style:family="text">
      <style:text-properties fo:color="#0000ff"/>
    </style:style>
    <style:style style:name="T34" style:family="text">
      <style:text-properties fo:color="#0000ff" style:font-name="Consolas" fo:background-color="#fffffe" loext:char-shading-value="0"/>
    </style:style>
    <style:style style:name="T35" style:family="text">
      <style:text-properties fo:color="#0000ff" style:font-weight-asian="normal" style:font-weight-complex="normal"/>
    </style:style>
    <style:style style:name="T36" style:family="text">
      <style:text-properties fo:color="#aaaaaa"/>
    </style:style>
    <style:style style:name="T37" style:family="text">
      <style:text-properties fo:color="#aaaaaa" style:font-name="Consolas" fo:background-color="#fffffe" loext:char-shading-value="0"/>
    </style:style>
    <style:style style:name="T38" style:family="text">
      <style:text-properties fo:color="#09885a"/>
    </style:style>
    <style:style style:name="T39" style:family="text">
      <style:text-properties fo:color="#09885a" style:font-name="Consolas" fo:background-color="#fffffe" loext:char-shading-value="0"/>
    </style:style>
    <style:style style:name="T40" style:family="text">
      <style:text-properties fo:color="#09885a" style:font-name="Consolas" fo:font-size="8.39999961853027pt" fo:font-weight="normal" fo:background-color="#fffffe" loext:char-shading-value="0"/>
    </style:style>
    <style:style style:name="T41" style:family="text">
      <style:text-properties fo:color="#a31515"/>
    </style:style>
    <style:style style:name="T42" style:family="text">
      <style:text-properties fo:color="#a31515" style:font-name="Consolas" fo:font-size="8.39999961853027pt" fo:font-weight="normal" fo:background-color="#fffffe" loext:char-shading-value="0"/>
    </style:style>
    <style:style style:name="T43" style:family="text">
      <style:text-properties fo:color="#a31515" style:font-name="Consolas" fo:background-color="#fffffe" loext:char-shading-value="0"/>
    </style:style>
    <style:style style:name="T44" style:family="text">
      <style:text-properties fo:color="#a31515" style:font-weight-asian="normal" style:font-weight-complex="normal"/>
    </style:style>
    <style:style style:name="T45" style:family="text">
      <style:text-properties fo:color="#008080"/>
    </style:style>
    <style:style style:name="T46" style:family="text">
      <style:text-properties officeooo:rsid="000ae91e"/>
    </style:style>
    <style:style style:name="T47" style:family="text">
      <style:text-properties fo:font-style="italic" style:font-style-asian="italic" style:font-style-complex="italic"/>
    </style:style>
    <style:style style:name="T48" style:family="text">
      <style:text-properties fo:font-style="italic" officeooo:rsid="0016d4f5"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0f289a" style:font-style-asian="italic" style:font-weight-asian="bold" style:font-style-complex="italic" style:font-weight-complex="bold"/>
    </style:style>
    <style:style style:name="T51" style:family="text">
      <style:text-properties officeooo:rsid="000e48b6"/>
    </style:style>
    <style:style style:name="T52" style:family="text">
      <style:text-properties officeooo:rsid="000f289a"/>
    </style:style>
    <style:style style:name="T53" style:family="text">
      <style:text-properties officeooo:rsid="000fd212"/>
    </style:style>
    <style:style style:name="T54" style:family="text">
      <style:text-properties officeooo:rsid="0016d4f5"/>
    </style:style>
    <style:style style:name="T55" style:family="text">
      <style:text-properties officeooo:rsid="001f5339"/>
    </style:style>
    <style:style style:name="T56" style:family="text">
      <style:text-properties fo:color="#c9211e"/>
    </style:style>
    <style:style style:name="T57" style:family="text">
      <style:text-properties fo:color="#c9211e" style:font-name="Consolas" fo:font-size="8.39999961853027pt" fo:background-color="#fffffe" loext:char-shading-value="0"/>
    </style:style>
    <style:style style:name="T58" style:family="text">
      <style:text-properties officeooo:rsid="00259078"/>
    </style:style>
    <style:style style:name="T59" style:family="text">
      <style:text-properties officeooo:rsid="0027678f"/>
    </style:style>
    <style:style style:name="T60" style:family="text">
      <style:text-properties officeooo:rsid="0029b1fa"/>
    </style:style>
    <style:style style:name="T61" style:family="text">
      <style:text-properties style:font-name="Consolas" fo:font-size="8.39999961853027pt" fo:font-weight="normal"/>
    </style:style>
    <style:style style:name="T62" style:family="text">
      <style:text-properties officeooo:rsid="003f8c60"/>
    </style:style>
    <style:style style:name="T63" style:family="text">
      <style:text-properties officeooo:rsid="0046b1ee"/>
    </style:style>
    <style:style style:name="T64" style:family="text">
      <style:text-properties fo:color="#001188"/>
    </style:style>
    <style:style style:name="T65" style:family="text">
      <style:text-properties fo:color="#001188" style:font-name="Consolas" fo:background-color="#fffffe" loext:char-shading-value="0"/>
    </style:style>
    <style:style style:name="T66" style:family="text">
      <style:text-properties officeooo:rsid="004f836d"/>
    </style:style>
    <style:style style:name="T67" style:family="text">
      <style:text-properties officeooo:rsid="00505dd9"/>
    </style:style>
    <style:style style:name="T68" style:family="text">
      <style:text-properties officeooo:rsid="00525137"/>
    </style:style>
    <style:style style:name="T69" style:family="text">
      <style:text-properties officeooo:rsid="0053fa65"/>
    </style:style>
    <style:style style:name="T70" style:family="text">
      <style:text-properties style:font-weight-asian="normal" style:font-weight-complex="normal"/>
    </style:style>
    <style:style style:name="T71" style:family="text">
      <style:text-properties officeooo:rsid="00594cda"/>
    </style:style>
    <style:style style:name="T72" style:family="text">
      <style:text-properties officeooo:rsid="005ed0e8"/>
    </style:style>
    <style:style style:name="T73" style:family="text">
      <style:text-properties officeooo:rsid="006747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801744</text:p>
      <text:p text:style-name="P1">Uğur Erdem Seyfi</text:p>
      <text:p text:style-name="P138">CS315 - 01</text:p>
      <text:p text:style-name="P1"/>
      <text:p text:style-name="P1"/>
      <text:p text:style-name="P2"><text:tab/><text:span text:style-name="T17">CS 315 Homework 01 Report</text:span></text:p>
      <text:p text:style-name="P1"/>
      <text:p text:style-name="P1"/>
      <text:p text:style-name="P1"/>
      <text:p text:style-name="P14">Javascript</text:p>
      <text:p text:style-name="P10"/>
      <text:p text:style-name="P10"/>
      <text:p text:style-name="P8"><text:span text:style-name="T32">1. </text:span>What types are legal for subscripts?</text:p>
      <text:p text:style-name="P18"/>
      <text:p text:style-name="P65">It seems like all of the types can be put in subscripts in JavaScript. However the way that it works, especially for the objects seems confusing as it is shown in the example code below:</text:p>
      <text:p text:style-name="P65"/>
      <text:p text:style-name="P104">// What types are legal for subscripts?</text:p>
      <text:p text:style-name="P96">// 1. What types are legal for subscripts?</text:p>
      <text:p text:style-name="P111"/>
      <text:p text:style-name="P74"><text:span text:style-name="T33">var</text:span> arr = []; <text:span text:style-name="T36">// empty array</text:span></text:p>
      <text:p text:style-name="P111"/>
      <text:p text:style-name="P74">console.log( <text:span text:style-name="T41">"1) What types are legal for subscripts? \n"</text:span>);</text:p>
      <text:p text:style-name="P111"/>
      <text:p text:style-name="P74">arr[<text:span text:style-name="T38">3</text:span>] = <text:span text:style-name="T38">5</text:span>;</text:p>
      <text:p text:style-name="P74">arr[<text:span text:style-name="T41">"h"</text:span>] = <text:span text:style-name="T41">"string"</text:span>;</text:p>
      <text:p text:style-name="P74">arr[<text:span text:style-name="T38">1.3</text:span>] = <text:span text:style-name="T41">"float number"</text:span>;</text:p>
      <text:p text:style-name="P74">arr[<text:span text:style-name="T33">true</text:span>] = <text:span text:style-name="T41">"boolean true"</text:span>;</text:p>
      <text:p text:style-name="P74">arr[[<text:span text:style-name="T38">2</text:span>, <text:span text:style-name="T38">3</text:span>]] = <text:span text:style-name="T41">"array "</text:span>;</text:p>
      <text:p text:style-name="P74">arr[{ x: <text:span text:style-name="T38">5</text:span>, y: <text:span text:style-name="T38">3</text:span> }] = <text:span text:style-name="T41">"object "</text:span>;</text:p>
      <text:p text:style-name="P74">arr[{ x: <text:span text:style-name="T38">10</text:span>, y: <text:span text:style-name="T38">15</text:span> }] = <text:span text:style-name="T41">"object 2"</text:span>;</text:p>
      <text:p text:style-name="P74">arr[<text:span text:style-name="T45">TryClass</text:span>] = <text:span text:style-name="T41">"function "</text:span>;</text:p>
      <text:p text:style-name="P74">arr[<text:span text:style-name="T33">new</text:span> <text:span text:style-name="T45">TryClass</text:span>()] = <text:span text:style-name="T41">"try class"</text:span>;</text:p>
      <text:p text:style-name="P111"/>
      <text:p text:style-name="P74"><text:span text:style-name="T33">for</text:span> (object <text:span text:style-name="T33">in</text:span> arr) {</text:p>
      <text:p text:style-name="P74"><text:tab/>console.log(object + <text:span text:style-name="T41">" : "</text:span> + arr[object]);</text:p>
      <text:p text:style-name="P74">}</text:p>
      <text:p text:style-name="P111"/>
      <text:p text:style-name="P96">// Try Class to initialize an object</text:p>
      <text:p text:style-name="P74"><text:span text:style-name="T33">function</text:span> <text:span text:style-name="T45">TryClass</text:span>() {</text:p>
      <text:p text:style-name="P74"><text:span text:style-name="T33"><text:tab/>this</text:span>.x = <text:span text:style-name="T41">"x"</text:span>;</text:p>
      <text:p text:style-name="P74">}</text:p>
      <text:p text:style-name="P96"/>
      <text:p text:style-name="P65"/>
      <text:p text:style-name="P10"/>
      <text:p text:style-name="P8"><text:span text:style-name="T32">2. </text:span>Are subscripting expressions in element references range checked?</text:p>
      <text:p text:style-name="P10"/>
      <text:p text:style-name="P112">In JavaScript, there is a type called <text:span text:style-name="T49">undefined</text:span><text:span text:style-name="T47">, </text:span><text:span text:style-name="T4">when you reference </text:span><text:span text:style-name="T5">to an index that is not defined, the respective operation returns undefined as it is shown in the following program:</text:span></text:p>
      <text:p text:style-name="P118"/>
      <text:p text:style-name="P110">// 2. Are subscripting expressions in element references range checked?</text:p>
      <text:p text:style-name="P74"/>
      <text:p text:style-name="P111"><text:soft-page-break/><text:span text:style-name="T2">console.log( </text:span><text:span text:style-name="T42">"\n2. Are subscripting expressions in element references range checked? \n"</text:span><text:span text:style-name="T2">);</text:span></text:p>
      <text:p text:style-name="P111"/>
      <text:p text:style-name="P74">console.log( <text:span text:style-name="T41">"Element at index 10: "</text:span> + arr[<text:span text:style-name="T38">10</text:span>]); <text:span text:style-name="T36">// Element at index 10: undefined</text:span></text:p>
      <text:p text:style-name="P119"/>
      <text:p text:style-name="P118"/>
      <text:p text:style-name="P10"/>
      <text:p text:style-name="P8"><text:span text:style-name="T46">3. </text:span>When are subscript ranges bound?</text:p>
      <text:p text:style-name="P8"/>
      <text:p text:style-name="P67">They are not bound. <text:span text:style-name="T52">Since every undefined index returns </text:span><text:span text:style-name="T50">undefined</text:span><text:span text:style-name="T52"> type and it is allowed to use all types in the subscript operator as we have already shown in question 1, there is no limitation. </text:span></text:p>
      <text:p text:style-name="P67"/>
      <text:p text:style-name="P99">// 3. When are subscript ranges bound?</text:p>
      <text:p text:style-name="P111"/>
      <text:p text:style-name="P74">console.log(<text:span text:style-name="T41">"\n3. When are subscript ranges bound? \n"</text:span>)</text:p>
      <text:p text:style-name="P74">arr[-<text:span text:style-name="T38">1</text:span>] = <text:span text:style-name="T38">10</text:span>;</text:p>
      <text:p text:style-name="P74">arr[<text:span text:style-name="T38">100</text:span>] = <text:span text:style-name="T38">50</text:span>;</text:p>
      <text:p text:style-name="P74">console.log( arr[-<text:span text:style-name="T38">1</text:span>]); <text:span text:style-name="T36">// 10</text:span></text:p>
      <text:p text:style-name="P74">console.log( arr[<text:span text:style-name="T38">100</text:span>]); <text:span text:style-name="T36">// 50</text:span></text:p>
      <text:p text:style-name="P74">console.log( arr[<text:span text:style-name="T38">500</text:span>]); <text:span text:style-name="T36">// undefined</text:span></text:p>
      <text:p text:style-name="P67"/>
      <text:p text:style-name="P10"/>
      <text:p text:style-name="P8"><text:span text:style-name="T51">4. </text:span>When does allocation take place?</text:p>
      <text:p text:style-name="P8"/>
      <text:p text:style-name="P132">JavaScript arrays use Dynamic Allocation.</text:p>
      <text:p text:style-name="P132"/>
      <text:p text:style-name="P127"><text:span text:style-name="T10">Since J</text:span><text:span text:style-name="T11">ava</text:span><text:span text:style-name="T10">S</text:span><text:span text:style-name="T11">cript</text:span><text:span text:style-name="T10"> is a s</text:span><text:span text:style-name="T11">cripting</text:span><text:span text:style-name="T10"> language, i</text:span><text:span text:style-name="T11">t allocates the needed memory simultaniously as it reads the code. </text:span></text:p>
      <text:p text:style-name="P8"/>
      <text:p text:style-name="P109">// 4. When does allocation take place?</text:p>
      <text:p text:style-name="P74">console.log(<text:span text:style-name="T41">"\n4. When does allocation take place? \n"</text:span>)</text:p>
      <text:p text:style-name="P74">first = [<text:span text:style-name="T38">1</text:span>,<text:span text:style-name="T38">2</text:span>,<text:span text:style-name="T38">3</text:span>,<text:span text:style-name="T38">4</text:span>,<text:span text:style-name="T38">5</text:span>,<text:span text:style-name="T38">6</text:span>]; <text:span text:style-name="T36">// memory is allocated for the array</text:span></text:p>
      <text:p text:style-name="P74">second = first; <text:span text:style-name="T36">// second functions in a way that is similar to a pointer</text:span></text:p>
      <text:p text:style-name="P74">second[<text:span text:style-name="T38">2</text:span>] = <text:span text:style-name="T38">1</text:span>;</text:p>
      <text:p text:style-name="P74">console.log( first); <text:span text:style-name="T36">// [1,2, 1, 4, 5, 6]</text:span></text:p>
      <text:p text:style-name="P74"/>
      <text:p text:style-name="P8"/>
      <text:p text:style-name="P66"/>
      <text:p text:style-name="P8"><text:span text:style-name="T52">5. </text:span>Are ragged or rectangular multidimensional arrays allowed, or both?</text:p>
      <text:p text:style-name="P8"/>
      <text:p text:style-name="P113"><text:span text:style-name="T8">As the following program shows, b</text:span><text:span text:style-name="T7">oth ragged, rectangular (multidimensional) arrays are allowed in JavaScript: </text:span></text:p>
      <text:p text:style-name="P69"/>
      <text:p text:style-name="P100">// 5</text:p>
      <text:p text:style-name="P74">console.log( <text:span text:style-name="T41">"\n2.5. Are ragged or rectangular multidimensional arrays allowed, or both? \n"</text:span>);</text:p>
      <text:p text:style-name="P74"><text:span text:style-name="T33">var</text:span> row0 = [<text:span text:style-name="T38">0</text:span>,<text:span text:style-name="T38">1</text:span>];</text:p>
      <text:p text:style-name="P74"><text:span text:style-name="T33">var</text:span> row1 = [<text:span text:style-name="T38">1</text:span>,<text:span text:style-name="T38">2</text:span>,<text:span text:style-name="T38">3</text:span>];</text:p>
      <text:p text:style-name="P111"/>
      <text:p text:style-name="P74"><text:span text:style-name="T33">var</text:span> ragged_arr = [ row0, row1];</text:p>
      <text:p text:style-name="P74"><text:span text:style-name="T33">for</text:span>(<text:span text:style-name="T33">var</text:span> i = <text:span text:style-name="T38">0</text:span>; i &lt; ragged_arr.length; i++){</text:p>
      <text:p text:style-name="P74"><text:tab/>console.log( ragged_arr[i]);</text:p>
      <text:p text:style-name="P74">}</text:p>
      <text:p text:style-name="P74">console.log(<text:span text:style-name="T41">"---"</text:span>);</text:p>
      <text:p text:style-name="P111"/>
      <text:p text:style-name="P74">multidim_array = [[<text:span text:style-name="T38">0</text:span>,<text:span text:style-name="T38">1</text:span>,<text:span text:style-name="T38">2</text:span>],[<text:span text:style-name="T38">3</text:span>,<text:span text:style-name="T38">4</text:span>,<text:span text:style-name="T38">5</text:span>],[<text:span text:style-name="T38">6</text:span>,<text:span text:style-name="T38">7</text:span>,<text:span text:style-name="T38">8</text:span>]];</text:p>
      <text:p text:style-name="P74"><text:soft-page-break/><text:span text:style-name="T33">for</text:span>(<text:span text:style-name="T33">var</text:span> i = <text:span text:style-name="T38">0</text:span>; i &lt; multidim_array.length; i++){</text:p>
      <text:p text:style-name="P74"><text:tab/>console.log( multidim_array[i]);</text:p>
      <text:p text:style-name="P74">}</text:p>
      <text:p text:style-name="P69"/>
      <text:p text:style-name="P11"/>
      <text:p text:style-name="P8"><text:span text:style-name="T52">6. </text:span>What is the maximum number of subscripts?</text:p>
      <text:p text:style-name="P10"/>
      <text:p text:style-name="P114">As many of you want:</text:p>
      <text:p text:style-name="P114"/>
      <text:p text:style-name="P97">// 6. What is the maximum number of subscripts?</text:p>
      <text:p text:style-name="P74">console.log( <text:span text:style-name="T41">"\n6. What is the maximum number of subscripts? \n"</text:span>);</text:p>
      <text:p text:style-name="P111"/>
      <text:p text:style-name="P74"><text:span text:style-name="T33">var</text:span> inception = [[[[[[<text:span text:style-name="T41">"As many of you want!"</text:span>]]]]]];</text:p>
      <text:p text:style-name="P75">console.log( inception[<text:span text:style-name="T38">0</text:span>][<text:span text:style-name="T38">0</text:span>][<text:span text:style-name="T38">0</text:span>][<text:span text:style-name="T38">0</text:span>][<text:span text:style-name="T38">0</text:span>][<text:span text:style-name="T38">0</text:span>]); <text:span text:style-name="T41">// As many of you want!</text:span></text:p>
      <text:p text:style-name="P12"/>
      <text:p text:style-name="P10"/>
      <text:p text:style-name="P8"><text:span text:style-name="T53">7. </text:span>Can array objects be initialized?</text:p>
      <text:p text:style-name="P8"/>
      <text:p text:style-name="P72">Yes. They can be initialized with determined values when they are declared.</text:p>
      <text:p text:style-name="P72"/>
      <text:p text:style-name="P101">// 7. Can array objects be initialized?</text:p>
      <text:p text:style-name="P111"><text:span text:style-name="T2">init_arr = [</text:span><text:span text:style-name="T40">1</text:span><text:span text:style-name="T2">,</text:span><text:span text:style-name="T40">2</text:span><text:span text:style-name="T2">, </text:span><text:span text:style-name="T42">"ugur"</text:span><text:span text:style-name="T2">];</text:span><text:span text:style-name="T12"> </text:span></text:p>
      <text:p text:style-name="P10"/>
      <text:p text:style-name="P8"><text:span text:style-name="T53">8. </text:span>Are any kind of slices supported?</text:p>
      <text:p text:style-name="P68">There is a built-in .slice() function for that in JavaScript array objects. </text:p>
      <text:p text:style-name="P68"/>
      <text:p text:style-name="P98">// 8. Are any kind of slices supported?</text:p>
      <text:p text:style-name="P74"><text:span text:style-name="T33">var</text:span> slice_arr = [<text:span text:style-name="T38">0</text:span>,<text:span text:style-name="T38">1</text:span>,<text:span text:style-name="T38">2</text:span>,<text:span text:style-name="T38">3</text:span>,<text:span text:style-name="T38">4</text:span>];</text:p>
      <text:p text:style-name="P74"><text:span text:style-name="T33">var</text:span> sliced = slice_arr.slice(<text:span text:style-name="T38">1</text:span>, <text:span text:style-name="T38">3</text:span>);</text:p>
      <text:p text:style-name="P74">console.log( sliced);</text:p>
      <text:p text:style-name="P68"/>
      <text:p text:style-name="P10"/>
      <text:p text:style-name="P8"><text:span text:style-name="T53">9. </text:span>Which operators are provided?</text:p>
      <text:p text:style-name="P10"/>
      <text:p text:style-name="P116"><text:span text:style-name="T54">You can put binary infix operators between arrays in JavaScript, but they probably won’t act like you expected. For example you make some operations between arrays with * kind of operations you do not get an error but you get the result </text:span><text:span text:style-name="T48">NaN</text:span><text:span text:style-name="T54"> which stands for “not a number”. Similarly when you use ‘+’ between two arrays it returns a string. In that sense maybe we can say there is no specifically designed infix operators for arrays in JS. However there are certainly built-in methods such as sort and slice that can be counted as unary operators (since operators are also functions in mathematics).</text:span></text:p>
      <text:p text:style-name="P116"/>
      <text:p text:style-name="P117">Example:</text:p>
      <text:p text:style-name="P120"><text:s/></text:p>
      <text:p text:style-name="P103">// 9. Which operators are provided?</text:p>
      <text:p text:style-name="P74">console.log(<text:span text:style-name="T41">"\n9. Operators \n"</text:span>);</text:p>
      <text:p text:style-name="P111"/>
      <text:p text:style-name="P74">arr_1 = [<text:span text:style-name="T38">3</text:span>,<text:span text:style-name="T38">2</text:span>,<text:span text:style-name="T38">1</text:span>];</text:p>
      <text:p text:style-name="P74">arr_2 = [<text:span text:style-name="T38">1</text:span>,<text:span text:style-name="T38">2</text:span>,<text:span text:style-name="T38">3</text:span>]</text:p>
      <text:p text:style-name="P74">console.log( arr_1 * <text:span text:style-name="T38">5</text:span>); <text:span text:style-name="T36">// prints NaN</text:span></text:p>
      <text:p text:style-name="P74">console.log( arr_1 * arr_1); <text:span text:style-name="T36">// prints NaN</text:span></text:p>
      <text:p text:style-name="P74">console.log( arr_1 + arr_2); <text:span text:style-name="T36">// prints 3,2,11,2,3</text:span></text:p>
      <text:p text:style-name="P111"/>
      <text:p text:style-name="P74">arr_2 = arr_1; <text:span text:style-name="T36">// obvious assign operator.</text:span></text:p>
      <text:p text:style-name="P111"><text:soft-page-break/></text:p>
      <text:p text:style-name="P74">console.log( arr_1.sort() ); <text:span text:style-name="T36">// prints "[1,2,3]". Note that arr_2 is also sorted.</text:span></text:p>
      <text:p text:style-name="P74">console.log( arr_2); <text:span text:style-name="T36">// [1,2,3]</text:span></text:p>
      <text:p text:style-name="P13"/>
      <text:p text:style-name="P10"/>
      <text:p text:style-name="P8"><text:span text:style-name="T53">10. </text:span>Are associative arrays available?</text:p>
      <text:p text:style-name="P10"/>
      <text:p text:style-name="P10"/>
      <text:p text:style-name="P115">Yes they are, arrays in JavaScript can take any type in their subscript so as a result of this we can also create associative arrays.</text:p>
      <text:p text:style-name="P10"/>
      <text:p text:style-name="P102">// 10. Associative arrays</text:p>
      <text:p text:style-name="P74">console.log(<text:span text:style-name="T41">"\n10. Associative arrays \n"</text:span>);</text:p>
      <text:p text:style-name="P111"/>
      <text:p text:style-name="P74"><text:span text:style-name="T33">var</text:span> associative = [];</text:p>
      <text:p text:style-name="P74">associative[<text:span text:style-name="T41">"one"</text:span>] = <text:span text:style-name="T38">1</text:span>;</text:p>
      <text:p text:style-name="P74">associative[<text:span text:style-name="T41">"two"</text:span>] = <text:span text:style-name="T38">2</text:span>;</text:p>
      <text:p text:style-name="P74">associative[<text:span text:style-name="T41">"three"</text:span>] = <text:span text:style-name="T38">3</text:span>;</text:p>
      <text:p text:style-name="P111"/>
      <text:p text:style-name="P74"><text:span text:style-name="T33">for</text:span>(key <text:span text:style-name="T33">in</text:span> associative){</text:p>
      <text:p text:style-name="P74"><text:tab/>console.log( key + <text:span text:style-name="T41">" : "</text:span> + associative[ key]);</text:p>
      <text:p text:style-name="P74">}</text:p>
      <text:p text:style-name="P10"/>
      <text:p text:style-name="P10"/>
      <text:p text:style-name="P1"/>
      <text:p text:style-name="P15">Python</text:p>
      <text:p text:style-name="P15"/>
      <text:p text:style-name="P20"><text:span text:style-name="T32">1. </text:span>What types are legal for subscripts?</text:p>
      <text:p text:style-name="P20"/>
      <text:p text:style-name="P33">Only integers or slices, for example the following code results with the output:<text:span text:style-name="T56"> </text:span><text:span text:style-name="T57">TypeError: list indices must be integers or slices, not str</text:span></text:p>
      <text:p text:style-name="P107"/>
      <text:p text:style-name="P74">arr = []</text:p>
      <text:p text:style-name="P74">arr[<text:span text:style-name="T41">"deneme"</text:span>] = <text:span text:style-name="T38">1</text:span></text:p>
      <text:p text:style-name="P74">arr[true] = <text:span text:style-name="T38">2</text:span></text:p>
      <text:p text:style-name="P20"/>
      <text:p text:style-name="P20"><text:span text:style-name="T32">2. </text:span>Are subscripting expressions in element references range checked?</text:p>
      <text:p text:style-name="P20"/>
      <text:p text:style-name="P34">Yes, it is. If you have an array with length 3, you can use integers from -3 to 2 in subscripts. However if you exceed this numbers you get <text:span text:style-name="T1">“</text:span><text:span text:style-name="T56">IndexError: list assignment index out of range”</text:span></text:p>
      <text:p text:style-name="P122"/>
      <text:p text:style-name="P94">Example program:</text:p>
      <text:p text:style-name="P94"/>
      <text:p text:style-name="P96"># 2 </text:p>
      <text:p text:style-name="P96"/>
      <text:p text:style-name="P74">arr = [<text:span text:style-name="T38">1</text:span>,<text:span text:style-name="T38">2</text:span>,<text:span text:style-name="T38">3</text:span>]</text:p>
      <text:p text:style-name="P74">arr[<text:span text:style-name="T38">-3</text:span>] = <text:span text:style-name="T38">5</text:span>;</text:p>
      <text:p text:style-name="P74">arr[<text:span text:style-name="T38">2</text:span>] = <text:span text:style-name="T38">1</text:span>;</text:p>
      <text:p text:style-name="P111"/>
      <text:p text:style-name="P74"><text:span text:style-name="T33">print</text:span>( arr) <text:span text:style-name="T36"># [5,2,1]</text:span></text:p>
      <text:p text:style-name="P94"/>
      <text:p text:style-name="P30"/>
      <text:p text:style-name="P20"><text:span text:style-name="T46">3. </text:span>When are subscript ranges bound?</text:p>
      <text:p text:style-name="P35"><text:soft-page-break/></text:p>
      <text:p text:style-name="P35">If you have an array with length 3, you can use integers from -3 to 2 in subscripts. However if you exceed this numbers you get <text:span text:style-name="T58">an error.</text:span></text:p>
      <text:p text:style-name="P20"/>
      <text:p text:style-name="P20"><text:span text:style-name="T51">4. </text:span>When does allocation take place?</text:p>
      <text:p text:style-name="P20"/>
      <text:p text:style-name="P132">Python arrays use Dynamic Allocation.</text:p>
      <text:p text:style-name="P23"/>
      <text:p text:style-name="P59">Like JavaScript, Python is also a scripting language, <text:span text:style-name="T71">it creates allocates a memory as it sees an array created simultaniously</text:span>. </text:p>
      <text:p text:style-name="P20"/>
      <text:p text:style-name="P96"># 4. When does allocation take place?</text:p>
      <text:p text:style-name="P74"><text:span text:style-name="T33">print</text:span>(<text:span text:style-name="T41">"-4-"</text:span>)</text:p>
      <text:p text:style-name="P111"/>
      <text:p text:style-name="P96"># referencing</text:p>
      <text:p text:style-name="P74">arr = [<text:span text:style-name="T38">1</text:span>, <text:span text:style-name="T38">2</text:span>, <text:span text:style-name="T38">3</text:span>, [<text:span text:style-name="T38">5</text:span>,<text:span text:style-name="T38">5</text:span>]] <text:span text:style-name="T36"># allocates memory space</text:span></text:p>
      <text:p text:style-name="P74">arr_2 = arr <text:span text:style-name="T36"># does not allocate memory space</text:span></text:p>
      <text:p text:style-name="P74">arr_2[<text:span text:style-name="T38">1</text:span>] = <text:span text:style-name="T38">77</text:span></text:p>
      <text:p text:style-name="P74"><text:span text:style-name="T33">print</text:span>( arr) <text:span text:style-name="T36"># [1,77,3, [5,5]] </text:span></text:p>
      <text:p text:style-name="P111"/>
      <text:p text:style-name="P96"># cloning</text:p>
      <text:p text:style-name="P74">arr_3 = []</text:p>
      <text:p text:style-name="P74"><text:span text:style-name="T33">for</text:span> i <text:span text:style-name="T33">in</text:span> <text:span text:style-name="T33">range</text:span>(<text:span text:style-name="T38">0</text:span>, <text:span text:style-name="T33">len</text:span>(arr)):</text:p>
      <text:p text:style-name="P74"><text:tab/>arr_3.append( arr[i]) <text:span text:style-name="T36"># arr_3 might allocate a new memory place as it is appended like ArrayLists in Java</text:span></text:p>
      <text:p text:style-name="P96"/>
      <text:p text:style-name="P74"><text:span text:style-name="T33">print</text:span>(<text:span text:style-name="T41">"before change\n arr is: "</text:span> + <text:span text:style-name="T33">str</text:span>(arr) )</text:p>
      <text:p text:style-name="P74"><text:span text:style-name="T33">print</text:span>(<text:span text:style-name="T41">" arr_3 is: "</text:span> + <text:span text:style-name="T33">str</text:span>(arr_3) )</text:p>
      <text:p text:style-name="P111"/>
      <text:p text:style-name="P74">arr[<text:span text:style-name="T38">2</text:span>] = <text:span text:style-name="T38">11</text:span></text:p>
      <text:p text:style-name="P74">arr[<text:span text:style-name="T38">3</text:span>][<text:span text:style-name="T38">1</text:span>] = <text:span text:style-name="T38">1</text:span></text:p>
      <text:p text:style-name="P74"><text:span text:style-name="T33">print</text:span>(<text:span text:style-name="T41">"after change\n arr is: "</text:span> + <text:span text:style-name="T33">str</text:span>(arr) + <text:span text:style-name="T41">"\n arr_3 is: "</text:span> + <text:span text:style-name="T33">str</text:span>(arr_3)) </text:p>
      <text:p text:style-name="P96"/>
      <text:p text:style-name="P96"/>
      <text:p text:style-name="P20"/>
      <text:p text:style-name="P20"/>
      <text:p text:style-name="P20"><text:span text:style-name="T52">5. </text:span>Are ragged or rectangular multidimensional arrays allowed, or both?</text:p>
      <text:p text:style-name="P20"/>
      <text:p text:style-name="P36">Yes.</text:p>
      <text:p text:style-name="P36"/>
      <text:p text:style-name="P36">Example program:</text:p>
      <text:p text:style-name="P36"/>
      <text:p text:style-name="P87"><text:span text:style-name="T33">print</text:span>( <text:span text:style-name="T41">"-5-"</text:span>)</text:p>
      <text:p text:style-name="P131"/>
      <text:p text:style-name="P74"><text:span text:style-name="T33">print</text:span>(<text:span text:style-name="T41">"ragged"</text:span>)</text:p>
      <text:p text:style-name="P74">ragged_arr = [ [<text:span text:style-name="T38">1</text:span>,<text:span text:style-name="T38">2</text:span>,<text:span text:style-name="T38">3</text:span>], [<text:span text:style-name="T38">1</text:span>,<text:span text:style-name="T38">2</text:span>], [<text:span text:style-name="T38">1</text:span>]]</text:p>
      <text:p text:style-name="P74"><text:span text:style-name="T33">for</text:span> i <text:span text:style-name="T33">in</text:span> <text:span text:style-name="T33">range</text:span>(<text:span text:style-name="T38">0</text:span>, <text:span text:style-name="T33">len</text:span>(ragged_arr)):</text:p>
      <text:p text:style-name="P74"><text:span text:style-name="T33">print</text:span>( ragged_arr[i])</text:p>
      <text:p text:style-name="P111"/>
      <text:p text:style-name="P74"><text:span text:style-name="T33">print</text:span>(<text:span text:style-name="T41">"rectangular"</text:span>)</text:p>
      <text:p text:style-name="P74">rectangular_arr = [ [<text:span text:style-name="T38">1</text:span>,<text:span text:style-name="T38">2</text:span>,<text:span text:style-name="T38">3</text:span>], [<text:span text:style-name="T38">4</text:span>,<text:span text:style-name="T38">5</text:span>,<text:span text:style-name="T38">6</text:span>] ]</text:p>
      <text:p text:style-name="P74"><text:span text:style-name="T33">for</text:span> i <text:span text:style-name="T33">in</text:span> <text:span text:style-name="T33">range</text:span>(<text:span text:style-name="T38">0</text:span>, <text:span text:style-name="T33">len</text:span>(rectangular_arr) ):</text:p>
      <text:p text:style-name="P74"><text:span text:style-name="T33"><text:tab/>print</text:span>( rectangular_arr[i] )</text:p>
      <text:p text:style-name="P74"><text:soft-page-break/></text:p>
      <text:p text:style-name="P36"/>
      <text:p text:style-name="P20"/>
      <text:p text:style-name="P20"><text:span text:style-name="T52">6. </text:span>What is the maximum number of subscripts?</text:p>
      <text:p text:style-name="P20"/>
      <text:p text:style-name="P37">There is no such limit.</text:p>
      <text:p text:style-name="P37"/>
      <text:p text:style-name="P105"># 6. What is the maximum number of subscripts?</text:p>
      <text:p text:style-name="P111"/>
      <text:p text:style-name="P74">arr = [[[[[<text:span text:style-name="T38">0</text:span>]]]]]</text:p>
      <text:p text:style-name="P74"><text:span text:style-name="T33">print</text:span>( arr[<text:span text:style-name="T38">0</text:span>][<text:span text:style-name="T38">0</text:span>][<text:span text:style-name="T38">0</text:span>][<text:span text:style-name="T38">0</text:span>][<text:span text:style-name="T38">0</text:span>])</text:p>
      <text:p text:style-name="P37"/>
      <text:p text:style-name="P37"/>
      <text:p text:style-name="P28"><text:span text:style-name="T19">7. </text:span><text:span text:style-name="T18">Can array objects be initialized?</text:span></text:p>
      <text:p text:style-name="P20"/>
      <text:p text:style-name="P39">Yes. We can initialize array objects at the time we create the array. </text:p>
      <text:p text:style-name="P39"/>
      <text:p text:style-name="P106"># 7. Can array objects be initialized?</text:p>
      <text:p text:style-name="P111"/>
      <text:p text:style-name="P74">arr = [<text:span text:style-name="T41">"mehmet"</text:span>, <text:span text:style-name="T38">132</text:span>, <text:span text:style-name="T38">7.3</text:span>]</text:p>
      <text:p text:style-name="P39"/>
      <text:p text:style-name="P20"/>
      <text:p text:style-name="P20"><text:span text:style-name="T53">8. </text:span>Are any kind of slices supported?</text:p>
      <text:p text:style-name="P20"/>
      <text:p text:style-name="P38">Of course! Python is a very rich language on this <text:span text:style-name="T59">aspect. You can even slice the array with respect to certain index incrementations, with that feature, we can, for example get the reverse sorted array.</text:span></text:p>
      <text:p text:style-name="P38"/>
      <text:p text:style-name="P96"># 8. Are any kind of slices supported?</text:p>
      <text:p text:style-name="P111"/>
      <text:p text:style-name="P74">arr = [<text:span text:style-name="T38">0</text:span>,<text:span text:style-name="T38">1</text:span>,<text:span text:style-name="T38">2</text:span>,<text:span text:style-name="T38">3</text:span>,<text:span text:style-name="T38">4</text:span>,<text:span text:style-name="T38">5</text:span>,<text:span text:style-name="T38">6</text:span>,<text:span text:style-name="T38">7</text:span>]</text:p>
      <text:p text:style-name="P74"><text:span text:style-name="T33">print</text:span>( arr[<text:span text:style-name="T38">1</text:span>:<text:span text:style-name="T38">4</text:span>] ) <text:span text:style-name="T36"># [1, 2, 3]</text:span></text:p>
      <text:p text:style-name="P74"><text:span text:style-name="T33">print</text:span>( arr[::<text:span text:style-name="T38">-1</text:span>]) <text:span text:style-name="T36"># [7, 6, 5, 4, 3, 2, 1, 0]</text:span></text:p>
      <text:p text:style-name="P121"><text:span text:style-name="T34">print</text:span><text:span text:style-name="T3">( arr[::</text:span><text:span text:style-name="T39">-2</text:span><text:span text:style-name="T3">]) </text:span><text:span text:style-name="T37"># [7, 5, 3, 1]</text:span></text:p>
      <text:p text:style-name="P30"/>
      <text:p text:style-name="P20"><text:span text:style-name="T53">9. </text:span>Which operators are provided?</text:p>
      <text:p text:style-name="P20"/>
      <text:p text:style-name="P39">= and + operators are allowed for arrays, <text:span text:style-name="T60">+ is used for the concetination. We cannot multiply two arrays together with * but we can multiply an array with an integer and it extends the array with same elements (similar the way string * int works in python). </text:span></text:p>
      <text:p text:style-name="P39"/>
      <text:p text:style-name="P108"># 9. Which operators are provided</text:p>
      <text:p text:style-name="P74"><text:span text:style-name="T33">print</text:span>(<text:span text:style-name="T41">"-9-"</text:span>)</text:p>
      <text:p text:style-name="P74">arr_1 = [<text:span text:style-name="T38">0</text:span>,<text:span text:style-name="T38">1</text:span>,<text:span text:style-name="T38">2</text:span>,<text:span text:style-name="T38">3</text:span>,<text:span text:style-name="T38">4</text:span>]</text:p>
      <text:p text:style-name="P74">arr_2 = [<text:span text:style-name="T38">0</text:span>,<text:span text:style-name="T38">1</text:span>,<text:span text:style-name="T38">3</text:span>]</text:p>
      <text:p text:style-name="P111"/>
      <text:p text:style-name="P96"># print( arr_1 * arr_2) -&gt; error</text:p>
      <text:p text:style-name="P74"><text:span text:style-name="T33">print</text:span>( arr_1 + arr_2) <text:span text:style-name="T36"># [0, 1, 2, 3, 4, 0, 1, 3]</text:span></text:p>
      <text:p text:style-name="P74"><text:span text:style-name="T33">print</text:span>( arr_1 * <text:span text:style-name="T38">2</text:span>)</text:p>
      <text:p text:style-name="P96"># print( arr_1 + "asd") -&gt; error</text:p>
      <text:p text:style-name="P96"># print( arr_1 + 5) -&gt; error</text:p>
      <text:p text:style-name="P108"/>
      <text:p text:style-name="P39"/>
      <text:p text:style-name="P20"><text:span text:style-name="T53">10. </text:span>Are associative arrays available?</text:p>
      <text:p text:style-name="P20"><text:soft-page-break/></text:p>
      <text:p text:style-name="P40">You cannot do associative operations (using an array like a hashmap) on arraylists but one can use the dictionaries for that purpose. </text:p>
      <text:p text:style-name="P3"/>
      <text:p text:style-name="P3"/>
      <text:p text:style-name="P16">D<text:span text:style-name="T55">art</text:span></text:p>
      <text:p text:style-name="P16"/>
      <text:p text:style-name="P21"><text:span text:style-name="T32">1. </text:span>What types are legal for subscripts?</text:p>
      <text:p text:style-name="P21"/>
      <text:p text:style-name="P46">According to the compiler error that I get, the only types that are legal for subscripts are integers in Dart.</text:p>
      <text:p text:style-name="P21"/>
      <text:p text:style-name="P88">// 1. What types are legal for subscripts? </text:p>
      <text:p text:style-name="P74">var arr = [1,2,3,4];</text:p>
      <text:p text:style-name="P74">print( arr);</text:p>
      <text:p text:style-name="P111"/>
      <text:p text:style-name="P74">/* </text:p>
      <text:p text:style-name="P74">arr[10] = 5;</text:p>
      <text:p text:style-name="P74">arr[ true] = 10;</text:p>
      <text:p text:style-name="P74">arr["deneme"] = 3;</text:p>
      <text:p text:style-name="P111"/>
      <text:p text:style-name="P74">Error: The argument type 'String' can't be assigned to the parameter type 'int'.</text:p>
      <text:p text:style-name="P74">*/</text:p>
      <text:p text:style-name="P21"/>
      <text:p text:style-name="P21"><text:span text:style-name="T32">2. </text:span>Are subscripting expressions in element references range checked?</text:p>
      <text:p text:style-name="P21"/>
      <text:p text:style-name="P41">Yes. Dart expects for programmers to use the exact numbers from 0 (inclusive) to length (exclusive).</text:p>
      <text:p text:style-name="P21"/>
      <text:p text:style-name="P76">// 2. Are subscripting expressions in element references range checked?</text:p>
      <text:p text:style-name="P74">print("-2-");</text:p>
      <text:p text:style-name="P74">/* </text:p>
      <text:p text:style-name="P74">print( arr[5] );</text:p>
      <text:p text:style-name="P111"/>
      <text:p text:style-name="P74">Unhandled exception:</text:p>
      <text:p text:style-name="P74">RangeError (index): Invalid value: Not in range 0..3, inclusive: 5</text:p>
      <text:p text:style-name="P74">/*</text:p>
      <text:p text:style-name="P21"/>
      <text:p text:style-name="P21"><text:span text:style-name="T46">3. </text:span>When are subscript ranges bound?</text:p>
      <text:p text:style-name="P31"/>
      <text:p text:style-name="P45">You are bound by the indexes from 0 (inclusive) to length (exclusive), <text:span text:style-name="T62">as we have already shown in the previous example.</text:span></text:p>
      <text:p text:style-name="P21"/>
      <text:p text:style-name="P21"><text:span text:style-name="T51">4. </text:span>When does allocation take place?</text:p>
      <text:p text:style-name="P21"/>
      <text:p text:style-name="P132">Dart arrays use Dynamic Allocation.</text:p>
      <text:p text:style-name="P60"/>
      <text:p text:style-name="P60">Dart appears to be first compiled into JavaScript code and then executed in J<text:span text:style-name="T72">ava</text:span>S<text:span text:style-name="T72">cript</text:span> code. So the answer here is the same as for JavaScript. <text:span text:style-name="T72">It makes the allocation when it encounters with array operations as in JS.</text:span></text:p>
      <text:p text:style-name="P21"/>
      <text:p text:style-name="P21"><text:span text:style-name="T52">5. </text:span>Are ragged or rectangular multidimensional arrays allowed, or both?</text:p>
      <text:p text:style-name="P21"><text:soft-page-break/></text:p>
      <text:p text:style-name="P42">Yes.</text:p>
      <text:p text:style-name="P21"/>
      <text:p text:style-name="P88">// 5. Are ragged or rectangular multidimensional arrays allowed, or both?</text:p>
      <text:p text:style-name="P74">print("-5-");</text:p>
      <text:p text:style-name="P111"/>
      <text:p text:style-name="P74">var jagged_arr = [ [1], [1,2], [1,2,3] ];</text:p>
      <text:p text:style-name="P74">var square_arr = [ [1,2,3], [4,5,6], [7,8,9] ];</text:p>
      <text:p text:style-name="P111"/>
      <text:p text:style-name="P74">print( jagged_arr);</text:p>
      <text:p text:style-name="P74">print( square_arr);</text:p>
      <text:p text:style-name="P21"/>
      <text:p text:style-name="P21"><text:span text:style-name="T52">6. </text:span>What is the maximum number of subscripts?</text:p>
      <text:p text:style-name="P21"/>
      <text:p text:style-name="P42">It seems like there is no limit.</text:p>
      <text:p text:style-name="P21"/>
      <text:p text:style-name="P88">// 6. What is the maximum number of subscripts?</text:p>
      <text:p text:style-name="P111"/>
      <text:p text:style-name="P74">print("-6-");</text:p>
      <text:p text:style-name="P74">var subs_arr = [[[[[0]]]]];</text:p>
      <text:p text:style-name="P74">print( subs_arr[0][0][0][0][0] );</text:p>
      <text:p text:style-name="P21"/>
      <text:p text:style-name="P27"><text:span text:style-name="T19">7. </text:span><text:span text:style-name="T18">Can array objects be initialized?</text:span></text:p>
      <text:p text:style-name="P21"/>
      <text:p text:style-name="P45">Yes.</text:p>
      <text:p text:style-name="P45"/>
      <text:p text:style-name="P79">// 7. Can array objects be initialized?</text:p>
      <text:p text:style-name="P74">print("-7-");</text:p>
      <text:p text:style-name="P74">var initialized = [1.5, "mahmut", 'A'];</text:p>
      <text:p text:style-name="P74">print( initialized);</text:p>
      <text:p text:style-name="P45"/>
      <text:p text:style-name="P31"/>
      <text:p text:style-name="P21"><text:span text:style-name="T53">8. </text:span>Are any kind of slices supported?</text:p>
      <text:p text:style-name="P21"/>
      <text:p text:style-name="P44">There is built-in sublist method that allows slicing in Dart. </text:p>
      <text:p text:style-name="P44"/>
      <text:p text:style-name="P78">// 8. Are any kind of slices supported?</text:p>
      <text:p text:style-name="P74">print("-8-");</text:p>
      <text:p text:style-name="P74">var slice_arr = [0,1,2,3,4];</text:p>
      <text:p text:style-name="P74">print( slice_arr.sublist(1,3) );</text:p>
      <text:p text:style-name="P44"/>
      <text:p text:style-name="P31"/>
      <text:p text:style-name="P21"><text:span text:style-name="T53">9. </text:span>Which operators are provided?</text:p>
      <text:p text:style-name="P21"/>
      <text:p text:style-name="P24"><text:span text:style-name="T6">As in Python, in Dart </text:span>+ <text:span text:style-name="T6">also function as a merger for arrays. However unlike Python, operations such as * is not </text:span><text:span text:style-name="T9">provided and not allowed in the language.</text:span></text:p>
      <text:p text:style-name="P21"/>
      <text:p text:style-name="P88">// 9. Which operators are provided?</text:p>
      <text:p text:style-name="P74">print("-9-");</text:p>
      <text:p text:style-name="P74">var arr_1 = [1,2];</text:p>
      <text:p text:style-name="P74">var arr_2 = [1,2];</text:p>
      <text:p text:style-name="P111"/>
      <text:p text:style-name="P74">print(arr_1 + arr_2);</text:p>
      <text:p text:style-name="P74"><text:soft-page-break/>// print(arr_1 * arr_2); -&gt; Error</text:p>
      <text:p text:style-name="P74">// print(arr_1 * 2); -&gt; Error</text:p>
      <text:p text:style-name="P21"/>
      <text:p text:style-name="P21"/>
      <text:p text:style-name="P21"><text:span text:style-name="T53">10. </text:span>Are associative arrays available?</text:p>
      <text:p text:style-name="P21"/>
      <text:p text:style-name="P43">It is not allowed to directly use strings in subscripts of arrays but there are data structures called maps in Dart that functions as associative arrays.</text:p>
      <text:p text:style-name="P43"/>
      <text:p text:style-name="P77">// 10. Are associative arrays available?</text:p>
      <text:p text:style-name="P74">print("-10-");</text:p>
      <text:p text:style-name="P95">  <text:span text:style-name="T61">var map = {</text:span></text:p>
      <text:p text:style-name="P74">'isim': 'a',</text:p>
      <text:p text:style-name="P74">'yas': 20</text:p>
      <text:p text:style-name="P74">};</text:p>
      <text:p text:style-name="P111"/>
      <text:p text:style-name="P74">print( map['yas'] );</text:p>
      <text:p text:style-name="P43"/>
      <text:p text:style-name="P21"/>
      <text:p text:style-name="P17">R<text:span text:style-name="T55">ust</text:span></text:p>
      <text:p text:style-name="P17"/>
      <text:p text:style-name="P22"><text:span text:style-name="T32">1. </text:span>What types are legal for subscripts?</text:p>
      <text:p text:style-name="P22"/>
      <text:p text:style-name="P47">When I tried to put a string as a subscript in an array, the compiler gave me the error: “slice indices are of type `usize` or ranges of `usize`”. <text:span text:style-name="T63">Which means array indexes can be only the type usize. I searched the type usize and appearantly it is just an unsigned integer. </text:span></text:p>
      <text:p text:style-name="P47"/>
      <text:p text:style-name="P91"><text:span text:style-name="T33">println!</text:span>(<text:span text:style-name="T41">"-1-"</text:span>);</text:p>
      <text:p text:style-name="P74"><text:span text:style-name="T33">let</text:span> arr = [<text:span text:style-name="T38">1</text:span>,<text:span text:style-name="T38">2</text:span>,<text:span text:style-name="T38">3</text:span>,<text:span text:style-name="T38">4</text:span>,<text:span text:style-name="T38">5</text:span>];</text:p>
      <text:p text:style-name="P111"/>
      <text:p text:style-name="P74"><text:span text:style-name="T33">println!</text:span>(<text:span text:style-name="T41">"{:?}"</text:span>, arr);</text:p>
      <text:p text:style-name="P74"><text:span text:style-name="T33">println!</text:span>(<text:span text:style-name="T41">"{}"</text:span>, arr[<text:span text:style-name="T38">1</text:span>]);</text:p>
      <text:p text:style-name="P96">/* </text:p>
      <text:p text:style-name="P96">arr["str"] = 3; </text:p>
      <text:p text:style-name="P96">slice indices are of type `usize` or ranges of `usize</text:p>
      <text:p text:style-name="P96">*/</text:p>
      <text:p text:style-name="P126"/>
      <text:p text:style-name="P47"/>
      <text:p text:style-name="P47"/>
      <text:p text:style-name="P22"><text:span text:style-name="T32">2. </text:span>Are subscripting expressions in element references range checked?</text:p>
      <text:p text:style-name="P22"/>
      <text:p text:style-name="P48">Yes. If you exceed length the compiler gives error in rust. </text:p>
      <text:p text:style-name="P48"/>
      <text:p text:style-name="P80"><text:span text:style-name="T33">println!</text:span>(<text:span text:style-name="T41">"-2-"</text:span>);</text:p>
      <text:p text:style-name="P111"/>
      <text:p text:style-name="P96">/*</text:p>
      <text:p text:style-name="P96">arr[8] = 10; // index out of bounds: the len is 5 but the index is 8</text:p>
      <text:p text:style-name="P96">arr[-1] = 3; // the trait bound `usize: std::ops::Neg` is not satisfied</text:p>
      <text:p text:style-name="P96">*/</text:p>
      <text:p text:style-name="P48"/>
      <text:p text:style-name="P22"><text:span text:style-name="T46">3. </text:span>When are subscript ranges bound?</text:p>
      <text:p text:style-name="P22"/>
      <text:p text:style-name="P48">As it is shown above, they are upperbounded by length and lowerbounded by 0. </text:p>
      <text:p text:style-name="P48"><text:soft-page-break/></text:p>
      <text:p text:style-name="P22"><text:span text:style-name="T51">4. </text:span>When does allocation take place?</text:p>
      <text:p text:style-name="P32"/>
      <text:p text:style-name="P132">Rust arrays use Static (compile-time) Allocation.</text:p>
      <text:p text:style-name="P62"/>
      <text:p text:style-name="P62">I<text:span text:style-name="T72">n Rust, the memory is allocated at the compile-time, this is also understandable since the arrays in Rust are fixed sized and immutable by default. </text:span></text:p>
      <text:p text:style-name="P61"/>
      <text:p text:style-name="P22"><text:span text:style-name="T52">5. </text:span>Are ragged or rectangular multidimensional arrays allowed, or both?</text:p>
      <text:p text:style-name="P22"/>
      <text:p text:style-name="P49">Ragged arrays are not directly built-in for arrays in the language Rust. When you try to initialize an array with arrays that have different sizes, it gives a compiler error. On the other hand rectangular and multidimensional arrays are allowed in the language.</text:p>
      <text:p text:style-name="P49"/>
      <text:p text:style-name="P81"><text:span text:style-name="T33">println!</text:span>(<text:span text:style-name="T41">"-5-"</text:span>);</text:p>
      <text:p text:style-name="P111"/>
      <text:p text:style-name="P74"><text:span text:style-name="T33">let</text:span> <text:span text:style-name="T33">mut</text:span> rectangular_arr: [[ <text:span text:style-name="T33">i32</text:span>; <text:span text:style-name="T38">5</text:span>]; <text:span text:style-name="T38">6</text:span>] = [[<text:span text:style-name="T38">0</text:span>; <text:span text:style-name="T38">5</text:span>]; <text:span text:style-name="T38">6</text:span>];</text:p>
      <text:p text:style-name="P74"><text:span text:style-name="T33">for</text:span> i <text:span text:style-name="T33">in</text:span> <text:span text:style-name="T38">0</text:span>..rectangular_arr.len(){</text:p>
      <text:p text:style-name="P74"><text:span text:style-name="T33"><text:tab/>for</text:span> j <text:span text:style-name="T33">in</text:span> <text:span text:style-name="T38">0</text:span>..rectangular_arr[i].len(){</text:p>
      <text:p text:style-name="P74"><text:tab/><text:tab/>rectangular_arr[i][j] = (i * rectangular_arr[i].len() + j) <text:span text:style-name="T33">as</text:span> <text:span text:style-name="T33">i32</text:span>;</text:p>
      <text:p text:style-name="P74"><text:tab/>}</text:p>
      <text:p text:style-name="P92">}</text:p>
      <text:p text:style-name="P96">/*</text:p>
      <text:p text:style-name="P96">let ragged_arr = [ [1], [1,2], [1,2,3] ];</text:p>
      <text:p text:style-name="P96">^^^^^ expected an array with a fixed size of 1 elements, found one with 2 elements</text:p>
      <text:p text:style-name="P96">*/</text:p>
      <text:p text:style-name="P96"/>
      <text:p text:style-name="P121"><text:span text:style-name="T34">println!</text:span><text:span text:style-name="T3">(</text:span><text:span text:style-name="T43">"{:?}"</text:span><text:span text:style-name="T3">, rectangular_arr);</text:span></text:p>
      <text:p text:style-name="P22"/>
      <text:p text:style-name="P22"><text:span text:style-name="T52">6. </text:span>What is the maximum number of subscripts?</text:p>
      <text:p text:style-name="P22"/>
      <text:p text:style-name="P50">As many as you want. </text:p>
      <text:p text:style-name="P50"/>
      <text:p text:style-name="P82"><text:span text:style-name="T33">println!</text:span>(<text:span text:style-name="T41">"-6-"</text:span>);</text:p>
      <text:p text:style-name="P111"/>
      <text:p text:style-name="P74"><text:span text:style-name="T33">let</text:span> subs_arr = [[[[[<text:span text:style-name="T38">0</text:span>]]]]];</text:p>
      <text:p text:style-name="P121"><text:span text:style-name="T34">println!</text:span><text:span text:style-name="T3">(</text:span><text:span text:style-name="T43">"{:?}"</text:span><text:span text:style-name="T3">, subs_arr[</text:span><text:span text:style-name="T39">0</text:span><text:span text:style-name="T3">][</text:span><text:span text:style-name="T39">0</text:span><text:span text:style-name="T3">][</text:span><text:span text:style-name="T39">0</text:span><text:span text:style-name="T3">][</text:span><text:span text:style-name="T39">0</text:span><text:span text:style-name="T3">][</text:span><text:span text:style-name="T39">0</text:span><text:span text:style-name="T3">]);</text:span></text:p>
      <text:p text:style-name="P22"/>
      <text:p text:style-name="P29"><text:span text:style-name="T19">7. </text:span><text:span text:style-name="T18">Can array objects be initialized?</text:span></text:p>
      <text:p text:style-name="P22"/>
      <text:p text:style-name="P49">Yes. However the Rust compiler expects arrays have the same type of elements. </text:p>
      <text:p text:style-name="P49"/>
      <text:p text:style-name="P81"><text:span text:style-name="T33">println!</text:span>(<text:span text:style-name="T41">"-6-"</text:span>);</text:p>
      <text:p text:style-name="P111"/>
      <text:p text:style-name="P74"><text:span text:style-name="T33">let</text:span> arr: [[<text:span text:style-name="T33">i32</text:span>;<text:span text:style-name="T38">2</text:span>]; <text:span text:style-name="T38">2</text:span>] = [[<text:span text:style-name="T38">1</text:span>,<text:span text:style-name="T38">2</text:span>],[<text:span text:style-name="T38">2</text:span>,<text:span text:style-name="T38">3</text:span>]];</text:p>
      <text:p text:style-name="P96">/* </text:p>
      <text:p text:style-name="P96">let arr_diff = [ "hi", 123];</text:p>
      <text:p text:style-name="P96">= note: expected type `&amp;str`</text:p>
      <text:p text:style-name="P96">found type `{integer}`</text:p>
      <text:p text:style-name="P96">*/</text:p>
      <text:p text:style-name="P74"><text:span text:style-name="T33">println!</text:span>( <text:span text:style-name="T41">"{:?}"</text:span>, arr);</text:p>
      <text:p text:style-name="P49"/>
      <text:p text:style-name="P22"/>
      <text:p text:style-name="P22"><text:soft-page-break/><text:span text:style-name="T53">8. </text:span>Are any kind of slices supported?</text:p>
      <text:p text:style-name="P22"/>
      <text:p text:style-name="P51">Yes. We can slice using &amp;arr_name[x..y] syntax.</text:p>
      <text:p text:style-name="P51"/>
      <text:p text:style-name="P74"><text:span text:style-name="T33">println!</text:span>(<text:span text:style-name="T41">"-8-"</text:span>);</text:p>
      <text:p text:style-name="P111"/>
      <text:p text:style-name="P74"><text:span text:style-name="T33">let</text:span> slice_arr = [<text:span text:style-name="T38">0</text:span>,<text:span text:style-name="T38">1</text:span>,<text:span text:style-name="T38">2</text:span>,<text:span text:style-name="T38">3</text:span>,<text:span text:style-name="T38">4</text:span>,<text:span text:style-name="T38">5</text:span>,<text:span text:style-name="T38">6</text:span>];</text:p>
      <text:p text:style-name="P121"><text:span text:style-name="T34">println!</text:span><text:span text:style-name="T3">(</text:span><text:span text:style-name="T43">"{:?}"</text:span><text:span text:style-name="T3">, &amp;slice_arr[</text:span><text:span text:style-name="T39">2</text:span><text:span text:style-name="T3">..</text:span><text:span text:style-name="T39">5</text:span><text:span text:style-name="T3">]);</text:span></text:p>
      <text:p text:style-name="P51"/>
      <text:p text:style-name="P22"/>
      <text:p text:style-name="P22"><text:span text:style-name="T53">9. </text:span>Which operators are provided?</text:p>
      <text:p text:style-name="P22"/>
      <text:p text:style-name="P52">Unlike previous languages we examined, Rust do not support + operator for arrays. However this is not something unexpected, since Rust is known with its reliability it is not surprising for it to not allow use + for arrays. It seems like the only operator that is allowed for arrays in the Rust is = and == kind of operators. </text:p>
      <text:p text:style-name="P22"/>
      <text:p text:style-name="P89"><text:span text:style-name="T33">println!</text:span>(<text:span text:style-name="T41">"-9-"</text:span>);</text:p>
      <text:p text:style-name="P111"/>
      <text:p text:style-name="P74"><text:span text:style-name="T33">let</text:span> arr_1 = [<text:span text:style-name="T38">0</text:span>,<text:span text:style-name="T38">1</text:span>,<text:span text:style-name="T38">2</text:span>];</text:p>
      <text:p text:style-name="P74"><text:span text:style-name="T33">let</text:span> arr_2 = [<text:span text:style-name="T38">3</text:span>,<text:span text:style-name="T38">4</text:span>,<text:span text:style-name="T38">5</text:span>];</text:p>
      <text:p text:style-name="P111"/>
      <text:p text:style-name="P96">/*</text:p>
      <text:p text:style-name="P96">println!("{:?}", arr_1 + arr_2); </text:p>
      <text:p text:style-name="P96">println!("{:?}", arr_1 * arr_2);</text:p>
      <text:p text:style-name="P96">*/</text:p>
      <text:p text:style-name="P96"/>
      <text:p text:style-name="P74"><text:span text:style-name="T33">if</text:span> arr_1 == arr_2{</text:p>
      <text:p text:style-name="P74"><text:span text:style-name="T33"><text:tab/>println!</text:span>( <text:span text:style-name="T41">"arr_1 is equal to arr_2"</text:span>); <text:span text:style-name="T36">// this call is executed</text:span></text:p>
      <text:p text:style-name="P74">}</text:p>
      <text:p text:style-name="P96"/>
      <text:p text:style-name="P22"/>
      <text:p text:style-name="P22"/>
      <text:p text:style-name="P22"><text:span text:style-name="T53">10. </text:span>Are associative arrays available?</text:p>
      <text:p text:style-name="P22"/>
      <text:p text:style-name="P52">In Rust, there is a type called HashMap which funtions as associative arrays, however, you cannot directly use arrays as associative arrays in Rust.</text:p>
      <text:p text:style-name="P22"/>
      <text:p text:style-name="P16">P<text:span text:style-name="T55">HP</text:span></text:p>
      <text:p text:style-name="P16"/>
      <text:p text:style-name="P21"><text:span text:style-name="T32">1. </text:span>What types are legal for subscripts?</text:p>
      <text:p text:style-name="P21"/>
      <text:p text:style-name="P53">Seems like PHP works as the JavaScript works. It allows users the enter <text:span text:style-name="T66">string, boolean and numbers as indices. However unlike JavaScript objects such as arrays are not accepted as index in PHP.</text:span></text:p>
      <text:p text:style-name="P21"/>
      <text:p text:style-name="P88"><text:span text:style-name="T33">echo</text:span> <text:span text:style-name="T41">" \n -1- \n"</text:span>;</text:p>
      <text:p text:style-name="P111"/>
      <text:p text:style-name="P74"><text:span text:style-name="T64">$arr</text:span> = <text:span text:style-name="T33">array</text:span>(<text:span text:style-name="T38">1</text:span>, <text:span text:style-name="T41">"ugur"</text:span>, <text:span text:style-name="T33">true</text:span>, <text:span text:style-name="T33">false</text:span>); </text:p>
      <text:p text:style-name="P74"><text:span text:style-name="T64">$arr</text:span>[<text:span text:style-name="T41">"a"</text:span>] = <text:span text:style-name="T41">"a"</text:span>;</text:p>
      <text:p text:style-name="P74"><text:span text:style-name="T64">$arr</text:span>[<text:span text:style-name="T33">true</text:span>] = <text:span text:style-name="T41">"5"</text:span>;</text:p>
      <text:p text:style-name="P74"><text:span text:style-name="T64">$arr</text:span>[<text:span text:style-name="T33">false</text:span>] = <text:span text:style-name="T38">2</text:span>;</text:p>
      <text:p text:style-name="P74"><text:span text:style-name="T64">$arr</text:span>[-<text:span text:style-name="T38">1</text:span>] = <text:span text:style-name="T38">3</text:span>;</text:p>
      <text:p text:style-name="P74"><text:soft-page-break/></text:p>
      <text:p text:style-name="P74"><text:span text:style-name="T64">$ind_arr</text:span> = <text:span text:style-name="T33">array</text:span>(<text:span text:style-name="T38">1</text:span>,<text:span text:style-name="T38">2</text:span>);</text:p>
      <text:p text:style-name="P96"># $arr[ $ind_arr ] = "array"; -&gt; Illegal</text:p>
      <text:p text:style-name="P111"/>
      <text:p text:style-name="P74"><text:span text:style-name="T33">foreach</text:span> (<text:span text:style-name="T64">$arr</text:span> <text:span text:style-name="T33">as</text:span> <text:span text:style-name="T64">$key</text:span> =&gt; <text:span text:style-name="T64">$value</text:span>) {</text:p>
      <text:p text:style-name="P74"><text:span text:style-name="T33"><text:tab/>echo</text:span> <text:span text:style-name="T41">"{$key} =&gt; {$value} \n "</text:span>;</text:p>
      <text:p text:style-name="P74">}</text:p>
      <text:p text:style-name="P21"/>
      <text:p text:style-name="P21"><text:span text:style-name="T32">2. </text:span>Are subscripting expressions in element references range checked?</text:p>
      <text:p text:style-name="P21"/>
      <text:p text:style-name="P54">It is not checked before hand but if you try to access and undefined index <text:span text:style-name="T67">it notices it and gives the warning “PHP Notice: <text:s/>Undefined offset: 99 in /home/runner/CS315PHPCLI/main.php on line 18”</text:span></text:p>
      <text:p text:style-name="P54"/>
      <text:p text:style-name="P83"><text:span text:style-name="T33">echo</text:span> <text:span text:style-name="T41">"\n -2- \n"</text:span>;</text:p>
      <text:p text:style-name="P111"/>
      <text:p text:style-name="P74"><text:span text:style-name="T33">echo</text:span> <text:span text:style-name="T64">$arr</text:span>[<text:span text:style-name="T38">99</text:span>];</text:p>
      <text:p text:style-name="P54"/>
      <text:p text:style-name="P21"><text:span text:style-name="T46">3. </text:span>When are subscript ranges bound?</text:p>
      <text:p text:style-name="P21"/>
      <text:p text:style-name="P55">They are not bound. <text:span text:style-name="T69">However if a given index is undefined the respective subscript operation results in an error as we have showed in the above example.</text:span></text:p>
      <text:p text:style-name="P55"/>
      <text:p text:style-name="P21"><text:span text:style-name="T51">4. </text:span>When does allocation take place?</text:p>
      <text:p text:style-name="P63"/>
      <text:p text:style-name="P132">PHP arrays use Dynamic Allocation.</text:p>
      <text:p text:style-name="P63"/>
      <text:p text:style-name="P63">When an array is initialized and when = op is used between two arrays. Unlike other languages above, in PHP = operator clones the context of one array to another so it allocates another (new) memory space for the new variable.</text:p>
      <text:p text:style-name="P63"/>
      <text:p text:style-name="P74"><text:span text:style-name="T64">$first</text:span> = <text:span text:style-name="T33">array</text:span>(<text:span text:style-name="T38">1</text:span>,<text:span text:style-name="T38">2</text:span>,<text:span text:style-name="T38">3</text:span>,<text:span text:style-name="T38">4</text:span>);</text:p>
      <text:p text:style-name="P74"><text:span text:style-name="T64">$second</text:span> = <text:span text:style-name="T64">$first</text:span>;</text:p>
      <text:p text:style-name="P74"><text:span text:style-name="T64">$second</text:span>[<text:span text:style-name="T38">0</text:span>] = <text:span text:style-name="T38">2</text:span>;</text:p>
      <text:p text:style-name="P74">print_r(<text:span text:style-name="T64">$first</text:span>); <text:span text:style-name="T36"># [1,2,3,4]</text:span></text:p>
      <text:p text:style-name="P121"><text:span text:style-name="T3">print_r(</text:span><text:span text:style-name="T65">$second</text:span><text:span text:style-name="T3">); </text:span><text:span text:style-name="T37"># [2,2,3,4]</text:span></text:p>
      <text:p text:style-name="P21"/>
      <text:p text:style-name="P21"><text:span text:style-name="T52">5. </text:span>Are ragged or rectangular multidimensional arrays allowed, or both?</text:p>
      <text:p text:style-name="P21"/>
      <text:p text:style-name="P55">They are both allowed. </text:p>
      <text:p text:style-name="P55"/>
      <text:p text:style-name="P84"><text:span text:style-name="T33">echo</text:span> <text:span text:style-name="T41">"\n -5- \n"</text:span>;</text:p>
      <text:p text:style-name="P111"/>
      <text:p text:style-name="P74"><text:span text:style-name="T33">echo</text:span> <text:span text:style-name="T41">"\n rectangular \n"</text:span>;</text:p>
      <text:p text:style-name="P111"/>
      <text:p text:style-name="P74"><text:span text:style-name="T64">$rect_arr</text:span> = <text:span text:style-name="T33">array</text:span>( <text:span text:style-name="T33">array</text:span>(<text:span text:style-name="T38">1</text:span>,<text:span text:style-name="T38">2</text:span>,<text:span text:style-name="T38">3</text:span>), <text:span text:style-name="T33">array</text:span>(<text:span text:style-name="T38">4</text:span>,<text:span text:style-name="T38">5</text:span>,<text:span text:style-name="T38">6</text:span>), <text:span text:style-name="T33">array</text:span>(<text:span text:style-name="T38">7</text:span>,<text:span text:style-name="T38">8</text:span>,<text:span text:style-name="T38">9</text:span>));</text:p>
      <text:p text:style-name="P74"><text:span text:style-name="T33">foreach</text:span> (<text:span text:style-name="T64">$rect_arr</text:span> <text:span text:style-name="T33">as</text:span> <text:span text:style-name="T64">$row</text:span>) {</text:p>
      <text:p text:style-name="P74"><text:span text:style-name="T33"><text:tab/>foreach</text:span>(<text:span text:style-name="T64">$row</text:span> <text:span text:style-name="T33">as</text:span> <text:span text:style-name="T64">$value</text:span>){ </text:p>
      <text:p text:style-name="P74"><text:span text:style-name="T33"><text:tab/><text:tab/>echo</text:span> <text:span text:style-name="T41">"{$value} "</text:span>;</text:p>
      <text:p text:style-name="P74"><text:tab/>}</text:p>
      <text:p text:style-name="P74"><text:span text:style-name="T33"><text:tab/>echo</text:span> <text:span text:style-name="T41">" \n"</text:span>;</text:p>
      <text:p text:style-name="P74">}</text:p>
      <text:p text:style-name="P111"/>
      <text:p text:style-name="P74"><text:span text:style-name="T33">echo</text:span> <text:span text:style-name="T41">"\n ragged \n"</text:span>;</text:p>
      <text:p text:style-name="P111"><text:soft-page-break/></text:p>
      <text:p text:style-name="P74"><text:span text:style-name="T64">$ragged_row1</text:span> = <text:span text:style-name="T33">array</text:span>(<text:span text:style-name="T38">1</text:span>,<text:span text:style-name="T38">2</text:span>);</text:p>
      <text:p text:style-name="P74"><text:span text:style-name="T64">$ragged_row2</text:span> = <text:span text:style-name="T33">array</text:span>(<text:span text:style-name="T38">4</text:span>,<text:span text:style-name="T38">5</text:span>,<text:span text:style-name="T38">6</text:span>);</text:p>
      <text:p text:style-name="P111"/>
      <text:p text:style-name="P74"><text:span text:style-name="T64">$ragged_arr</text:span> = <text:span text:style-name="T33">array</text:span>( <text:span text:style-name="T64">$ragged_row1</text:span>, <text:span text:style-name="T64">$ragged_row2</text:span>);</text:p>
      <text:p text:style-name="P111"/>
      <text:p text:style-name="P74"><text:span text:style-name="T33">foreach</text:span> (<text:span text:style-name="T64">$ragged_arr</text:span> <text:span text:style-name="T33">as</text:span> <text:span text:style-name="T64">$row</text:span>) {</text:p>
      <text:p text:style-name="P74"><text:span text:style-name="T33"><text:tab/>foreach</text:span>(<text:span text:style-name="T64">$row</text:span> <text:span text:style-name="T33">as</text:span> <text:span text:style-name="T64">$value</text:span>){ </text:p>
      <text:p text:style-name="P74"><text:span text:style-name="T33"><text:tab/><text:tab/>echo</text:span> <text:span text:style-name="T41">"{$value} "</text:span>;</text:p>
      <text:p text:style-name="P74"><text:tab/>}</text:p>
      <text:p text:style-name="P74"><text:span text:style-name="T33"><text:tab/>echo</text:span> <text:span text:style-name="T41">" \n"</text:span>;</text:p>
      <text:p text:style-name="P74">}</text:p>
      <text:p text:style-name="P74"/>
      <text:p text:style-name="P55"/>
      <text:p text:style-name="P55"/>
      <text:p text:style-name="P21"><text:span text:style-name="T52">6. </text:span>What is the maximum number of subscripts?</text:p>
      <text:p text:style-name="P21"/>
      <text:p text:style-name="P56">There is no limit.</text:p>
      <text:p text:style-name="P26"/>
      <text:p text:style-name="P85"><text:span text:style-name="T33">echo</text:span> <text:span text:style-name="T41">"\n -6- \n"</text:span>;</text:p>
      <text:p text:style-name="P111"/>
      <text:p text:style-name="P74"><text:span text:style-name="T64">$subs_arr</text:span> = <text:span text:style-name="T33">array</text:span>(<text:span text:style-name="T33">array</text:span>(<text:span text:style-name="T33">array</text:span>(<text:span text:style-name="T33">array</text:span>(<text:span text:style-name="T38">0</text:span>))));</text:p>
      <text:p text:style-name="P74"><text:span text:style-name="T33">echo</text:span> <text:span text:style-name="T64">$subs_arr</text:span>[<text:span text:style-name="T38">0</text:span>][<text:span text:style-name="T38">0</text:span>][<text:span text:style-name="T38">0</text:span>][<text:span text:style-name="T38">0</text:span>];</text:p>
      <text:p text:style-name="P31"/>
      <text:p text:style-name="P27"><text:span text:style-name="T19">7. </text:span><text:span text:style-name="T18">Can array objects be initialized?</text:span></text:p>
      <text:p text:style-name="P21"/>
      <text:p text:style-name="P57">Yes. <text:span text:style-name="T68">Arrays can be initialized at the declaration process, also like JavaScript and Python, PHP allows programmers to add different types of elements into an array.</text:span></text:p>
      <text:p text:style-name="P57"/>
      <text:p text:style-name="P121"><text:span text:style-name="T65">$init_arr</text:span><text:span text:style-name="T3"> = </text:span><text:span text:style-name="T34">array</text:span><text:span text:style-name="T3">(</text:span><text:span text:style-name="T43">"deneme"</text:span><text:span text:style-name="T3">, </text:span><text:span text:style-name="T39">123</text:span><text:span text:style-name="T3">, </text:span><text:span text:style-name="T39">5</text:span><text:span text:style-name="T3"> =&gt; </text:span><text:span text:style-name="T39">3</text:span><text:span text:style-name="T3">, </text:span><text:span text:style-name="T39">1</text:span><text:span text:style-name="T3">, </text:span><text:span text:style-name="T34">true</text:span><text:span text:style-name="T3">, </text:span><text:span text:style-name="T34">true</text:span><text:span text:style-name="T3">, </text:span><text:span text:style-name="T34">array</text:span><text:span text:style-name="T3">(</text:span><text:span text:style-name="T39">1</text:span><text:span text:style-name="T3">,</text:span><text:span text:style-name="T39">2</text:span><text:span text:style-name="T3">));</text:span><text:span text:style-name="T31"> </text:span></text:p>
      <text:p text:style-name="P56"/>
      <text:p text:style-name="P21"><text:span text:style-name="T53">8. </text:span>Are any kind of slices supported?</text:p>
      <text:p text:style-name="P21"/>
      <text:p text:style-name="P58">There is an array_slice() method that is built for that in the PHP language. </text:p>
      <text:p text:style-name="P58"/>
      <text:p text:style-name="P86"><text:span text:style-name="T33">echo</text:span> <text:span text:style-name="T41">"¨\n -8- \n"</text:span>;</text:p>
      <text:p text:style-name="P111"/>
      <text:p text:style-name="P74"><text:span text:style-name="T64">$slice_arr</text:span> = <text:span text:style-name="T33">array</text:span>(<text:span text:style-name="T38">1</text:span>,<text:span text:style-name="T38">2</text:span>,<text:span text:style-name="T38">3</text:span>,<text:span text:style-name="T38">4</text:span>,<text:span text:style-name="T38">5</text:span>);</text:p>
      <text:p text:style-name="P74"><text:span text:style-name="T64">$sliced</text:span> = array_slice(<text:span text:style-name="T64">$slice_arr</text:span>, <text:span text:style-name="T38">1</text:span>, <text:span text:style-name="T38">3</text:span>);</text:p>
      <text:p text:style-name="P121"><text:span text:style-name="T3">print_r(</text:span><text:span text:style-name="T65">$sliced</text:span><text:span text:style-name="T3">);</text:span></text:p>
      <text:p text:style-name="P21"/>
      <text:p text:style-name="P21"><text:span text:style-name="T53">9. </text:span>Which operators are provided?</text:p>
      <text:p text:style-name="P21"/>
      <text:p text:style-name="P25">+ <text:span text:style-name="T6">operator between arrays sort of functions as union operator in mathematics. However, when there is a two values with same indices, operator choose to keep the left operands value.</text:span></text:p>
      <text:p text:style-name="P64"/>
      <text:p text:style-name="P90"><text:span text:style-name="T35">echo</text:span><text:span text:style-name="T70"> </text:span><text:span text:style-name="T44">"\n -9- \n"</text:span><text:span text:style-name="T70">;</text:span></text:p>
      <text:p text:style-name="P111"/>
      <text:p text:style-name="P74"><text:span text:style-name="T64">$arr_1</text:span> = <text:span text:style-name="T33">array</text:span>(<text:span text:style-name="T38">1</text:span>,<text:span text:style-name="T38">2</text:span>);</text:p>
      <text:p text:style-name="P74"><text:span text:style-name="T64">$arr_2</text:span> = <text:span text:style-name="T33">array</text:span>(<text:span text:style-name="T38">1</text:span>,<text:span text:style-name="T38">5</text:span>, <text:span text:style-name="T38">4</text:span>);</text:p>
      <text:p text:style-name="P111"/>
      <text:p text:style-name="P74"><text:span text:style-name="T64">$sum</text:span> = <text:span text:style-name="T64">$arr_1</text:span> + <text:span text:style-name="T64">$arr_2</text:span>;</text:p>
      <text:p text:style-name="P74">print_r( <text:span text:style-name="T64">$sum</text:span>); <text:span text:style-name="T36"># 0 =&gt; 1, 1 =&gt; 2, 2 =&gt; 4</text:span></text:p>
      <text:p text:style-name="P111"><text:soft-page-break/></text:p>
      <text:p text:style-name="P96"># $subs = $arr_1 - $arr_2; -&gt; error</text:p>
      <text:p text:style-name="P96"># print_r( $arr_1 * $arr_2); -&gt; error</text:p>
      <text:p text:style-name="P64"/>
      <text:p text:style-name="P64"/>
      <text:p text:style-name="P21"><text:span text:style-name="T53">10. </text:span>Are associative arrays available?</text:p>
      <text:p text:style-name="P21"/>
      <text:p text:style-name="P56">Yes. We can even implicitly declare associative arrays as in the following example:</text:p>
      <text:p text:style-name="P56"/>
      <text:p text:style-name="P56"/>
      <text:p text:style-name="P93"><text:span text:style-name="T33">echo</text:span> <text:span text:style-name="T41">"\n -10- \n"</text:span>;</text:p>
      <text:p text:style-name="P111"/>
      <text:p text:style-name="P74"><text:span text:style-name="T64">$associative</text:span> = <text:span text:style-name="T33">array</text:span>( <text:span text:style-name="T41">"erdem"</text:span> =&gt; <text:span text:style-name="T38">2</text:span>, <text:span text:style-name="T41">"ugur"</text:span> =&gt; <text:span text:style-name="T38">1</text:span>, <text:span text:style-name="T41">"seyfi"</text:span> =&gt; <text:span text:style-name="T38">3</text:span>);</text:p>
      <text:p text:style-name="P74"><text:span text:style-name="T33">foreach</text:span>(<text:span text:style-name="T64">$associative</text:span> <text:span text:style-name="T33">as</text:span> <text:span text:style-name="T64">$key</text:span> =&gt; <text:span text:style-name="T64">$value</text:span>){</text:p>
      <text:p text:style-name="P74"><text:span text:style-name="T33">echo</text:span> <text:span text:style-name="T41">"{$key} =&gt; {$value} \n"</text:span>;</text:p>
      <text:p text:style-name="P74">}</text:p>
      <text:p text:style-name="P74"/>
      <text:p text:style-name="P4"/>
      <text:p text:style-name="P4"/>
      <text:p text:style-name="P9">Best Language for Array Operations?</text:p>
      <text:p text:style-name="P7"/>
      <text:p text:style-name="P73"><text:tab/>From the languages above, the ones that particularly interested me was Python, PHP and Rust. </text:p>
      <text:p text:style-name="P73"/>
      <text:p text:style-name="P123"><text:span text:style-name="T13"><text:tab/>The reason why I like Python </text:span><text:span text:style-name="T14">is it’s</text:span><text:span text:style-name="T13"> e</text:span><text:span text:style-name="T14">asing the</text:span><text:span text:style-name="T13"> </text:span><text:span text:style-name="T14">process of </text:span><text:span text:style-name="T13">wri</text:span><text:span text:style-name="T14">ting a code</text:span><text:span text:style-name="T13">, it really provides nice features such as making easier slicing in several ways with [::] syntax, you don’t need to lose time for writing types and you can even iterate your array backwards by using negative indexes. JavaScript can also be considered as a good language in terms of writ</text:span><text:span text:style-name="T16">a</text:span><text:span text:style-name="T13">b</text:span><text:span text:style-name="T16">i</text:span><text:span text:style-name="T13">lity, however in my opinion it is way worse then Python in terms of reliability (python at least checks range bounds).</text:span></text:p>
      <text:p text:style-name="P73"/>
      <text:p text:style-name="P124"><text:span text:style-name="T6"><text:tab/>The reason why I like </text:span><text:span text:style-name="T14">Rust is its reliability. Rust feels like a language that really cares reliability, it has type-checking features, it forces the programmer to put the same kind of elements into an array, it even has a “mut” keyword to be sure the user realizes that he is dealing with a mutable/immutable kind of an array. In my opinion, it is also the best language from the ones above in terms of read</text:span><text:span text:style-name="T16">a</text:span><text:span text:style-name="T14">bility. </text:span></text:p>
      <text:p text:style-name="P70"/>
      <text:p text:style-name="P125"><text:span text:style-name="T14"><text:tab/>The particular reason that I like PHP is its way of dealing with associative arrays. </text:span><text:span text:style-name="T15">You can explicitly initiliaze an array while defining the associations in the same expression. The fact that this language clones an array into another array when = operator is used might be considered as a more intuitive introduction for beginners. On the otherahand it might also be considered as a poor way of managing memory. </text:span></text:p>
      <text:p text:style-name="P71"/>
      <text:p text:style-name="P71"><text:tab/>If I were to be mastering a language from the ones above, I would personally choose Rust since I give more importance to reliability and read<text:span text:style-name="T73">a</text:span>bility more than writ<text:span text:style-name="T73">a</text:span>b<text:span text:style-name="T73">i</text:span>lity. </text:p>
      <text:p text:style-name="P6"/>
      <text:p text:style-name="P5"/>
      <text:p text:style-name="P9">My Learning Strategy</text:p>
      <text:p text:style-name="P9"/>
      <text:p text:style-name="P19"><text:span text:style-name="T20"><text:tab/>Before </text:span><text:span text:style-name="T21">setting up a local environment on my PC for</text:span><text:span text:style-name="T20"> starting on a particular language to study on, I decided to get an advantage of an online IDE and compiler in order to make the process of trying </text:span><text:soft-page-break/><text:span text:style-name="T20">new things easier for me. I thought this kind of an approach would speed up my learning progress. </text:span><text:span text:style-name="T21">I asked one of my friends whether or not he knows such online IDE and he suggested me repl.it. </text:span><text:span text:style-name="T22">After t</text:span><text:span text:style-name="T23">hat I decided to starting with the languages that I am mostly familiar with (which were Python and JavaScript), this way after doing the stuff in the languages that I am familiar, I could compare my code in those languages with the other ones and see the differences in a better way. </text:span><text:span text:style-name="T27">For each particular language I looked except Python and JavaScript, I felt a need for a rewise. Before jumping to each one of these language, I looked example programs that are written in these languages to recognize what kind of expressions are allowed and what kind of syntax they have. <text:s/></text:span></text:p>
      <text:p text:style-name="P133"/>
      <text:p text:style-name="P129"><text:span text:style-name="T23"><text:tab/></text:span><text:span text:style-name="T27">For each question, I first tried to write non-trivial experiments about them, this way if there is a problem I would see the relevant error message in the console during the execution/compilation process beforehand. Since some of the questions could be answered by just looking at these kind of compiler errors,</text:span><text:span text:style-name="T28"> </text:span><text:span text:style-name="T27">I believe this kind of an approach also speeded up my progress </text:span><text:span text:style-name="T28">since several questions are related in this way</text:span><text:span text:style-name="T27">. </text:span></text:p>
      <text:p text:style-name="P135"/>
      <text:p text:style-name="P128"><text:span text:style-name="T27"><text:tab/></text:span><text:span text:style-name="T28">In this homework, I realized that the process of learning a new programming language is mostly <text:s/>about knowing or being familiar the concepts underneath of that language (and in other programming languages generally) beforehand. The particular syntax that </text:span><text:span text:style-name="T29">a </text:span><text:span text:style-name="T28">programming language </text:span><text:span text:style-name="T29">follows </text:span><text:span text:style-name="T28">do not matter that much, as much as you have the fundamental understanding of the </text:span><text:span text:style-name="T29">motivation of a language (and the build process of programming languages), it really becomes</text:span><text:span text:style-name="T28"> </text:span><text:span text:style-name="T29">easier to adapt to it. My experiences led me to believe that being good on a programming language is something that is effected alot by being able to understand how the developers of that language think.</text:span></text:p>
      <text:p text:style-name="P134"/>
      <text:p text:style-name="P128"><text:span text:style-name="T23"><text:tab/></text:span><text:span text:style-name="T24">I </text:span><text:span text:style-name="T29">also think being comfortable using documentations and searching through the internet for things like syntax specific things is one of the key proponents of </text:span><text:span text:style-name="T30">speeding the process of </text:span><text:span text:style-name="T29">learning </text:span><text:span text:style-name="T30">a</text:span><text:span text:style-name="T29"> programming language. In this assignment, there w</text:span><text:span text:style-name="T30">ere </text:span><text:span text:style-name="T29">several sources that I looked through t</text:span><text:span text:style-name="T30">hat</text:span><text:span text:style-name="T29"> helped me, those </text:span><text:span text:style-name="T30">sources</text:span><text:span text:style-name="T29"> are listed below:</text:span></text:p>
      <text:p text:style-name="P136"><text:tab/></text:p>
      <text:p text:style-name="P130"><text:span text:style-name="T25"><text:tab/>- </text:span><text:a xlink:type="simple" xlink:href="https://dart.dev/guides" text:style-name="Internet_20_link" text:visited-style-name="Visited_20_Internet_20_Link"><text:span text:style-name="T25">https://dart.dev/guides</text:span></text:a><text:span text:style-name="T25"> </text:span></text:p>
      <text:p text:style-name="P19"><text:span text:style-name="T25"><text:tab/>- </text:span><text:a xlink:type="simple" xlink:href="https://www.educative.io/edpresso/how-to-create-an-array-in-dart" text:style-name="Internet_20_link" text:visited-style-name="Visited_20_Internet_20_Link"><text:span text:style-name="T25">https://www.educative.io/edpresso/how-to-create-an-array-in-dart</text:span></text:a><text:span text:style-name="T25"> </text:span></text:p>
      <text:p text:style-name="P19"><text:span text:style-name="T25"><text:tab/>- </text:span><text:a xlink:type="simple" xlink:href="https://www.oreilly.com/library/view/dart-1-for/9781680500479/f_0023.html" text:style-name="Internet_20_link" text:visited-style-name="Visited_20_Internet_20_Link"><text:span text:style-name="T25">https://www.oreilly.com/library/view/dart-1-for/9781680500479/f_0023.html</text:span></text:a><text:span text:style-name="T25"> </text:span><text:span text:style-name="T26"><text:line-break/> <text:tab/>- </text:span><text:a xlink:type="simple" xlink:href="https://www.educative.io/edpresso/arrays-in-rust" text:style-name="Internet_20_link" text:visited-style-name="Visited_20_Internet_20_Link"><text:span text:style-name="T26">https://www.educative.io/edpresso/arrays-in-rust</text:span></text:a></text:p>
      <text:p text:style-name="P19"><text:span text:style-name="T26"><text:tab/>- </text:span><text:a xlink:type="simple" xlink:href="https://www.tutorialspoint.com/rust/rust_slices.htm" text:style-name="Internet_20_link" text:visited-style-name="Visited_20_Internet_20_Link"><text:span text:style-name="T26">https://www.tutorialspoint.com/rust/rust_slices.htm</text:span></text:a><text:span text:style-name="T26"> </text:span></text:p>
      <text:p text:style-name="P19"><text:span text:style-name="T26"><text:tab/>-</text:span><text:a xlink:type="simple" xlink:href="https://www.geeksforgeeks.org/php-arrays/" text:style-name="Internet_20_link" text:visited-style-name="Visited_20_Internet_20_Link"><text:span text:style-name="T26">https://www.geeksforgeeks.org/php-arrays/</text:span></text:a><text:span text:style-name="T26"> </text:span></text:p>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4-15T22:05:34.456000000</dc:date>
    <meta:editing-duration>PT7H23M31S</meta:editing-duration>
    <meta:editing-cycles>47</meta:editing-cycles>
    <meta:document-statistic meta:table-count="0" meta:image-count="0" meta:object-count="0" meta:page-count="15" meta:paragraph-count="419" meta:word-count="3586" meta:character-count="21497" meta:non-whitespace-character-count="18238"/>
  </office:meta>
</office:document-meta>
</file>